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34cm"/>
    </style:style>
    <style:style style:name="co2" style:family="table-column">
      <style:table-column-properties fo:break-before="auto" style:column-width="3.27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tic_badanie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Jaka wersja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_sel_genetic [10, 100, 0.2] 0.4s</text:p>
          </table:table-cell>
          <table:table-cell office:value-type="float" office:value="44.4761553788115" calcext:value-type="float">
            <text:p>44,4761553788115</text:p>
          </table:table-cell>
          <table:table-cell office:value-type="float" office:value="45.1170078540522" calcext:value-type="float">
            <text:p>45,1170078540522</text:p>
          </table:table-cell>
          <table:table-cell office:value-type="float" office:value="45.3844998917679" calcext:value-type="float">
            <text:p>45,3844998917679</text:p>
          </table:table-cell>
          <table:table-cell office:value-type="float" office:value="45.6177348859033" calcext:value-type="float">
            <text:p>45,6177348859033</text:p>
          </table:table-cell>
          <table:table-cell office:value-type="float" office:value="45.7780502221297" calcext:value-type="float">
            <text:p>45,7780502221297</text:p>
          </table:table-cell>
          <table:table-cell office:value-type="float" office:value="45.8314627051366" calcext:value-type="float">
            <text:p>45,8314627051366</text:p>
          </table:table-cell>
          <table:table-cell office:value-type="float" office:value="45.9630163665582" calcext:value-type="float">
            <text:p>45,9630163665582</text:p>
          </table:table-cell>
          <table:table-cell office:value-type="float" office:value="318.167927304359" calcext:value-type="float">
            <text:p>318,167927304359</text:p>
          </table:table-cell>
        </table:table-row>
        <table:table-row table:style-name="ro1">
          <table:table-cell office:value-type="string" calcext:value-type="string">
            <text:p>pat_sel_genetic [10, 100, 0.30000000000000004] 0.4s</text:p>
          </table:table-cell>
          <table:table-cell office:value-type="float" office:value="44.4998042020632" calcext:value-type="float">
            <text:p>44,4998042020632</text:p>
          </table:table-cell>
          <table:table-cell office:value-type="float" office:value="45.1374757866003" calcext:value-type="float">
            <text:p>45,1374757866003</text:p>
          </table:table-cell>
          <table:table-cell office:value-type="float" office:value="45.439222816549" calcext:value-type="float">
            <text:p>45,439222816549</text:p>
          </table:table-cell>
          <table:table-cell office:value-type="float" office:value="45.6507894580334" calcext:value-type="float">
            <text:p>45,6507894580334</text:p>
          </table:table-cell>
          <table:table-cell office:value-type="float" office:value="45.7717401115481" calcext:value-type="float">
            <text:p>45,7717401115481</text:p>
          </table:table-cell>
          <table:table-cell office:value-type="float" office:value="45.9005440706834" calcext:value-type="float">
            <text:p>45,9005440706834</text:p>
          </table:table-cell>
          <table:table-cell office:value-type="float" office:value="45.974053658069" calcext:value-type="float">
            <text:p>45,974053658069</text:p>
          </table:table-cell>
          <table:table-cell office:value-type="float" office:value="318.373630103546" calcext:value-type="float">
            <text:p>318,373630103546</text:p>
          </table:table-cell>
        </table:table-row>
        <table:table-row table:style-name="ro1">
          <table:table-cell office:value-type="string" calcext:value-type="string">
            <text:p>pat_sel_genetic [10, 100, 0.4] 0.4s</text:p>
          </table:table-cell>
          <table:table-cell office:value-type="float" office:value="44.4500647785285" calcext:value-type="float">
            <text:p>44,4500647785285</text:p>
          </table:table-cell>
          <table:table-cell office:value-type="float" office:value="45.145165943683" calcext:value-type="float">
            <text:p>45,145165943683</text:p>
          </table:table-cell>
          <table:table-cell office:value-type="float" office:value="45.4145024930913" calcext:value-type="float">
            <text:p>45,4145024930913</text:p>
          </table:table-cell>
          <table:table-cell office:value-type="float" office:value="45.6356435034833" calcext:value-type="float">
            <text:p>45,6356435034833</text:p>
          </table:table-cell>
          <table:table-cell office:value-type="float" office:value="45.8040018730634" calcext:value-type="float">
            <text:p>45,8040018730634</text:p>
          </table:table-cell>
          <table:table-cell office:value-type="float" office:value="45.9326807813338" calcext:value-type="float">
            <text:p>45,9326807813338</text:p>
          </table:table-cell>
          <table:table-cell office:value-type="float" office:value="45.9580533686659" calcext:value-type="float">
            <text:p>45,9580533686659</text:p>
          </table:table-cell>
          <table:table-cell office:value-type="float" office:value="318.340112741849" calcext:value-type="float">
            <text:p>318,340112741849</text:p>
          </table:table-cell>
        </table:table-row>
        <table:table-row table:style-name="ro1">
          <table:table-cell office:value-type="string" calcext:value-type="string">
            <text:p>pat_sel_genetic [11, 91, 0.2] 0.4s</text:p>
          </table:table-cell>
          <table:table-cell office:value-type="float" office:value="44.462391784586" calcext:value-type="float">
            <text:p>44,462391784586</text:p>
          </table:table-cell>
          <table:table-cell office:value-type="float" office:value="45.0905569007518" calcext:value-type="float">
            <text:p>45,0905569007518</text:p>
          </table:table-cell>
          <table:table-cell office:value-type="float" office:value="45.3717095573275" calcext:value-type="float">
            <text:p>45,3717095573275</text:p>
          </table:table-cell>
          <table:table-cell office:value-type="float" office:value="45.6369951604171" calcext:value-type="float">
            <text:p>45,6369951604171</text:p>
          </table:table-cell>
          <table:table-cell office:value-type="float" office:value="45.7431349070308" calcext:value-type="float">
            <text:p>45,7431349070308</text:p>
          </table:table-cell>
          <table:table-cell office:value-type="float" office:value="45.8768247260933" calcext:value-type="float">
            <text:p>45,8768247260933</text:p>
          </table:table-cell>
          <table:table-cell office:value-type="float" office:value="45.9103704388184" calcext:value-type="float">
            <text:p>45,9103704388184</text:p>
          </table:table-cell>
          <table:table-cell office:value-type="float" office:value="318.091983475025" calcext:value-type="float">
            <text:p>318,091983475025</text:p>
          </table:table-cell>
        </table:table-row>
        <table:table-row table:style-name="ro1">
          <table:table-cell office:value-type="string" calcext:value-type="string">
            <text:p>pat_sel_genetic [11, 91, 0.30000000000000004] 0.4s</text:p>
          </table:table-cell>
          <table:table-cell office:value-type="float" office:value="44.4461046143162" calcext:value-type="float">
            <text:p>44,4461046143162</text:p>
          </table:table-cell>
          <table:table-cell office:value-type="float" office:value="45.1502524108038" calcext:value-type="float">
            <text:p>45,1502524108038</text:p>
          </table:table-cell>
          <table:table-cell office:value-type="float" office:value="45.3980503882056" calcext:value-type="float">
            <text:p>45,3980503882056</text:p>
          </table:table-cell>
          <table:table-cell office:value-type="float" office:value="45.6154089741777" calcext:value-type="float">
            <text:p>45,6154089741777</text:p>
          </table:table-cell>
          <table:table-cell office:value-type="float" office:value="45.7992592157259" calcext:value-type="float">
            <text:p>45,7992592157259</text:p>
          </table:table-cell>
          <table:table-cell office:value-type="float" office:value="45.9009713521643" calcext:value-type="float">
            <text:p>45,9009713521643</text:p>
          </table:table-cell>
          <table:table-cell office:value-type="float" office:value="45.9433931779735" calcext:value-type="float">
            <text:p>45,9433931779735</text:p>
          </table:table-cell>
          <table:table-cell office:value-type="float" office:value="318.253440133367" calcext:value-type="float">
            <text:p>318,253440133367</text:p>
          </table:table-cell>
        </table:table-row>
        <table:table-row table:style-name="ro1">
          <table:table-cell office:value-type="string" calcext:value-type="string">
            <text:p>pat_sel_genetic [11, 91, 0.4] 0.4s</text:p>
          </table:table-cell>
          <table:table-cell office:value-type="float" office:value="44.4082147593687" calcext:value-type="float">
            <text:p>44,4082147593687</text:p>
          </table:table-cell>
          <table:table-cell office:value-type="float" office:value="45.0457805093557" calcext:value-type="float">
            <text:p>45,0457805093557</text:p>
          </table:table-cell>
          <table:table-cell office:value-type="float" office:value="45.4233888601454" calcext:value-type="float">
            <text:p>45,4233888601454</text:p>
          </table:table-cell>
          <table:table-cell office:value-type="float" office:value="45.6433576580697" calcext:value-type="float">
            <text:p>45,6433576580697</text:p>
          </table:table-cell>
          <table:table-cell office:value-type="float" office:value="45.7722426679648" calcext:value-type="float">
            <text:p>45,7722426679648</text:p>
          </table:table-cell>
          <table:table-cell office:value-type="float" office:value="45.8940462111312" calcext:value-type="float">
            <text:p>45,8940462111312</text:p>
          </table:table-cell>
          <table:table-cell office:value-type="float" office:value="45.9784320797542" calcext:value-type="float">
            <text:p>45,9784320797542</text:p>
          </table:table-cell>
          <table:table-cell office:value-type="float" office:value="318.16546274579" calcext:value-type="float">
            <text:p>318,16546274579</text:p>
          </table:table-cell>
        </table:table-row>
        <table:table-row table:style-name="ro1">
          <table:table-cell office:value-type="string" calcext:value-type="string">
            <text:p>pat_sel_genetic [12, 84, 0.2] 0.4s</text:p>
          </table:table-cell>
          <table:table-cell office:value-type="float" office:value="44.4804395592369" calcext:value-type="float">
            <text:p>44,4804395592369</text:p>
          </table:table-cell>
          <table:table-cell office:value-type="float" office:value="45.0383260742122" calcext:value-type="float">
            <text:p>45,0383260742122</text:p>
          </table:table-cell>
          <table:table-cell office:value-type="float" office:value="45.3825916553314" calcext:value-type="float">
            <text:p>45,3825916553314</text:p>
          </table:table-cell>
          <table:table-cell office:value-type="float" office:value="45.6134736250052" calcext:value-type="float">
            <text:p>45,6134736250052</text:p>
          </table:table-cell>
          <table:table-cell office:value-type="float" office:value="45.7622968755178" calcext:value-type="float">
            <text:p>45,7622968755178</text:p>
          </table:table-cell>
          <table:table-cell office:value-type="float" office:value="45.8761425024202" calcext:value-type="float">
            <text:p>45,8761425024202</text:p>
          </table:table-cell>
          <table:table-cell office:value-type="float" office:value="45.9115432319818" calcext:value-type="float">
            <text:p>45,9115432319818</text:p>
          </table:table-cell>
          <table:table-cell office:value-type="float" office:value="318.064813523706" calcext:value-type="float">
            <text:p>318,064813523706</text:p>
          </table:table-cell>
        </table:table-row>
        <table:table-row table:style-name="ro1">
          <table:table-cell office:value-type="string" calcext:value-type="string">
            <text:p>pat_sel_genetic [12, 84, 0.30000000000000004] 0.4s</text:p>
          </table:table-cell>
          <table:table-cell office:value-type="float" office:value="44.4759667785184" calcext:value-type="float">
            <text:p>44,4759667785184</text:p>
          </table:table-cell>
          <table:table-cell office:value-type="float" office:value="45.1787639345462" calcext:value-type="float">
            <text:p>45,1787639345462</text:p>
          </table:table-cell>
          <table:table-cell office:value-type="float" office:value="45.4214479010452" calcext:value-type="float">
            <text:p>45,4214479010452</text:p>
          </table:table-cell>
          <table:table-cell office:value-type="float" office:value="45.6332751352364" calcext:value-type="float">
            <text:p>45,6332751352364</text:p>
          </table:table-cell>
          <table:table-cell office:value-type="float" office:value="45.8265558847204" calcext:value-type="float">
            <text:p>45,8265558847204</text:p>
          </table:table-cell>
          <table:table-cell office:value-type="float" office:value="45.9147237502863" calcext:value-type="float">
            <text:p>45,9147237502863</text:p>
          </table:table-cell>
          <table:table-cell office:value-type="float" office:value="45.9402913126382" calcext:value-type="float">
            <text:p>45,9402913126382</text:p>
          </table:table-cell>
          <table:table-cell office:value-type="float" office:value="318.391024696991" calcext:value-type="float">
            <text:p>318,391024696991</text:p>
          </table:table-cell>
        </table:table-row>
        <table:table-row table:style-name="ro1">
          <table:table-cell office:value-type="string" calcext:value-type="string">
            <text:p>pat_sel_genetic [12, 84, 0.4] 0.4s</text:p>
          </table:table-cell>
          <table:table-cell office:value-type="float" office:value="44.470421567028" calcext:value-type="float">
            <text:p>44,470421567028</text:p>
          </table:table-cell>
          <table:table-cell office:value-type="float" office:value="45.1241496420634" calcext:value-type="float">
            <text:p>45,1241496420634</text:p>
          </table:table-cell>
          <table:table-cell office:value-type="float" office:value="45.3775193106577" calcext:value-type="float">
            <text:p>45,3775193106577</text:p>
          </table:table-cell>
          <table:table-cell office:value-type="float" office:value="45.6360355441371" calcext:value-type="float">
            <text:p>45,6360355441371</text:p>
          </table:table-cell>
          <table:table-cell office:value-type="float" office:value="45.8370808460028" calcext:value-type="float">
            <text:p>45,8370808460028</text:p>
          </table:table-cell>
          <table:table-cell office:value-type="float" office:value="45.9290295738351" calcext:value-type="float">
            <text:p>45,9290295738351</text:p>
          </table:table-cell>
          <table:table-cell office:value-type="float" office:value="45.969133114834" calcext:value-type="float">
            <text:p>45,969133114834</text:p>
          </table:table-cell>
          <table:table-cell office:value-type="float" office:value="318.343369598558" calcext:value-type="float">
            <text:p>318,343369598558</text:p>
          </table:table-cell>
        </table:table-row>
        <table:table-row table:style-name="ro1">
          <table:table-cell office:value-type="string" calcext:value-type="string">
            <text:p>pat_sel_genetic [13, 77, 0.2] 0.4s</text:p>
          </table:table-cell>
          <table:table-cell office:value-type="float" office:value="44.4519731125707" calcext:value-type="float">
            <text:p>44,4519731125707</text:p>
          </table:table-cell>
          <table:table-cell office:value-type="float" office:value="45.0974139752924" calcext:value-type="float">
            <text:p>45,0974139752924</text:p>
          </table:table-cell>
          <table:table-cell office:value-type="float" office:value="45.3710092586106" calcext:value-type="float">
            <text:p>45,3710092586106</text:p>
          </table:table-cell>
          <table:table-cell office:value-type="float" office:value="45.556302131704" calcext:value-type="float">
            <text:p>45,556302131704</text:p>
          </table:table-cell>
          <table:table-cell office:value-type="float" office:value="45.7476717587081" calcext:value-type="float">
            <text:p>45,7476717587081</text:p>
          </table:table-cell>
          <table:table-cell office:value-type="float" office:value="45.8710288873087" calcext:value-type="float">
            <text:p>45,8710288873087</text:p>
          </table:table-cell>
          <table:table-cell office:value-type="float" office:value="45.9192854598703" calcext:value-type="float">
            <text:p>45,9192854598703</text:p>
          </table:table-cell>
          <table:table-cell office:value-type="float" office:value="318.014684584065" calcext:value-type="float">
            <text:p>318,014684584065</text:p>
          </table:table-cell>
        </table:table-row>
        <table:table-row table:style-name="ro1">
          <table:table-cell office:value-type="string" calcext:value-type="string">
            <text:p>pat_sel_genetic [13, 77, 0.30000000000000004] 0.5s</text:p>
          </table:table-cell>
          <table:table-cell office:value-type="float" office:value="44.4706034449269" calcext:value-type="float">
            <text:p>44,4706034449269</text:p>
          </table:table-cell>
          <table:table-cell office:value-type="float" office:value="45.1412364233568" calcext:value-type="float">
            <text:p>45,1412364233568</text:p>
          </table:table-cell>
          <table:table-cell office:value-type="float" office:value="45.4101229516537" calcext:value-type="float">
            <text:p>45,4101229516537</text:p>
          </table:table-cell>
          <table:table-cell office:value-type="float" office:value="45.644204229454" calcext:value-type="float">
            <text:p>45,644204229454</text:p>
          </table:table-cell>
          <table:table-cell office:value-type="float" office:value="45.7901682208015" calcext:value-type="float">
            <text:p>45,7901682208015</text:p>
          </table:table-cell>
          <table:table-cell office:value-type="float" office:value="45.8763729078207" calcext:value-type="float">
            <text:p>45,8763729078207</text:p>
          </table:table-cell>
          <table:table-cell office:value-type="float" office:value="45.9468499558708" calcext:value-type="float">
            <text:p>45,9468499558708</text:p>
          </table:table-cell>
          <table:table-cell office:value-type="float" office:value="318.279558133884" calcext:value-type="float">
            <text:p>318,279558133884</text:p>
          </table:table-cell>
        </table:table-row>
        <table:table-row table:style-name="ro1">
          <table:table-cell office:value-type="string" calcext:value-type="string">
            <text:p>pat_sel_genetic [13, 77, 0.4] 0.4s</text:p>
          </table:table-cell>
          <table:table-cell office:value-type="float" office:value="44.4732550070657" calcext:value-type="float">
            <text:p>44,4732550070657</text:p>
          </table:table-cell>
          <table:table-cell office:value-type="float" office:value="45.0584565405589" calcext:value-type="float">
            <text:p>45,0584565405589</text:p>
          </table:table-cell>
          <table:table-cell office:value-type="float" office:value="45.4071838184817" calcext:value-type="float">
            <text:p>45,4071838184817</text:p>
          </table:table-cell>
          <table:table-cell office:value-type="float" office:value="45.6083023830968" calcext:value-type="float">
            <text:p>45,6083023830968</text:p>
          </table:table-cell>
          <table:table-cell office:value-type="float" office:value="45.7869959683177" calcext:value-type="float">
            <text:p>45,7869959683177</text:p>
          </table:table-cell>
          <table:table-cell office:value-type="float" office:value="45.9089322500652" calcext:value-type="float">
            <text:p>45,9089322500652</text:p>
          </table:table-cell>
          <table:table-cell office:value-type="float" office:value="45.964325816094" calcext:value-type="float">
            <text:p>45,964325816094</text:p>
          </table:table-cell>
          <table:table-cell office:value-type="float" office:value="318.20745178368" calcext:value-type="float">
            <text:p>318,20745178368</text:p>
          </table:table-cell>
        </table:table-row>
        <table:table-row table:style-name="ro1">
          <table:table-cell office:value-type="string" calcext:value-type="string">
            <text:p>pat_sel_genetic [14, 72, 0.2] 0.5s</text:p>
          </table:table-cell>
          <table:table-cell office:value-type="float" office:value="44.4645233499676" calcext:value-type="float">
            <text:p>44,4645233499676</text:p>
          </table:table-cell>
          <table:table-cell office:value-type="float" office:value="45.0981376859582" calcext:value-type="float">
            <text:p>45,0981376859582</text:p>
          </table:table-cell>
          <table:table-cell office:value-type="float" office:value="45.3795655442318" calcext:value-type="float">
            <text:p>45,3795655442318</text:p>
          </table:table-cell>
          <table:table-cell office:value-type="float" office:value="45.6450002179038" calcext:value-type="float">
            <text:p>45,6450002179038</text:p>
          </table:table-cell>
          <table:table-cell office:value-type="float" office:value="45.7954984595488" calcext:value-type="float">
            <text:p>45,7954984595488</text:p>
          </table:table-cell>
          <table:table-cell office:value-type="float" office:value="45.8705186621921" calcext:value-type="float">
            <text:p>45,8705186621921</text:p>
          </table:table-cell>
          <table:table-cell office:value-type="float" office:value="45.9239454287376" calcext:value-type="float">
            <text:p>45,9239454287376</text:p>
          </table:table-cell>
          <table:table-cell office:value-type="float" office:value="318.17718934854" calcext:value-type="float">
            <text:p>318,17718934854</text:p>
          </table:table-cell>
        </table:table-row>
        <table:table-row table:style-name="ro1">
          <table:table-cell office:value-type="string" calcext:value-type="string">
            <text:p>pat_sel_genetic [14, 72, 0.30000000000000004] 0.4s</text:p>
          </table:table-cell>
          <table:table-cell office:value-type="float" office:value="44.4702092484427" calcext:value-type="float">
            <text:p>44,4702092484427</text:p>
          </table:table-cell>
          <table:table-cell office:value-type="float" office:value="45.1524980119844" calcext:value-type="float">
            <text:p>45,1524980119844</text:p>
          </table:table-cell>
          <table:table-cell office:value-type="float" office:value="45.4357372001069" calcext:value-type="float">
            <text:p>45,4357372001069</text:p>
          </table:table-cell>
          <table:table-cell office:value-type="float" office:value="45.6415462328002" calcext:value-type="float">
            <text:p>45,6415462328002</text:p>
          </table:table-cell>
          <table:table-cell office:value-type="float" office:value="45.8210777455453" calcext:value-type="float">
            <text:p>45,8210777455453</text:p>
          </table:table-cell>
          <table:table-cell office:value-type="float" office:value="45.9103464854191" calcext:value-type="float">
            <text:p>45,9103464854191</text:p>
          </table:table-cell>
          <table:table-cell office:value-type="float" office:value="45.9852805923966" calcext:value-type="float">
            <text:p>45,9852805923966</text:p>
          </table:table-cell>
          <table:table-cell office:value-type="float" office:value="318.416695516695" calcext:value-type="float">
            <text:p>318,416695516695</text:p>
          </table:table-cell>
        </table:table-row>
        <table:table-row table:style-name="ro1">
          <table:table-cell office:value-type="string" calcext:value-type="string">
            <text:p>pat_sel_genetic [14, 72, 0.4] 0.4s</text:p>
          </table:table-cell>
          <table:table-cell office:value-type="float" office:value="44.4962861395864" calcext:value-type="float">
            <text:p>44,4962861395864</text:p>
          </table:table-cell>
          <table:table-cell office:value-type="float" office:value="45.088668452481" calcext:value-type="float">
            <text:p>45,088668452481</text:p>
          </table:table-cell>
          <table:table-cell office:value-type="float" office:value="45.4144171652287" calcext:value-type="float">
            <text:p>45,4144171652287</text:p>
          </table:table-cell>
          <table:table-cell office:value-type="float" office:value="45.6495695276675" calcext:value-type="float">
            <text:p>45,6495695276675</text:p>
          </table:table-cell>
          <table:table-cell office:value-type="float" office:value="45.8244114852688" calcext:value-type="float">
            <text:p>45,8244114852688</text:p>
          </table:table-cell>
          <table:table-cell office:value-type="float" office:value="45.912564311708" calcext:value-type="float">
            <text:p>45,912564311708</text:p>
          </table:table-cell>
          <table:table-cell office:value-type="float" office:value="45.9638931419433" calcext:value-type="float">
            <text:p>45,9638931419433</text:p>
          </table:table-cell>
          <table:table-cell office:value-type="float" office:value="318.349810223884" calcext:value-type="float">
            <text:p>318,349810223884</text:p>
          </table:table-cell>
        </table:table-row>
        <table:table-row table:style-name="ro1">
          <table:table-cell office:value-type="string" calcext:value-type="string">
            <text:p>pat_sel_genetic [15, 67, 0.2] 0.4s</text:p>
          </table:table-cell>
          <table:table-cell office:value-type="float" office:value="44.4755679980284" calcext:value-type="float">
            <text:p>44,4755679980284</text:p>
          </table:table-cell>
          <table:table-cell office:value-type="float" office:value="45.1206512899454" calcext:value-type="float">
            <text:p>45,1206512899454</text:p>
          </table:table-cell>
          <table:table-cell office:value-type="float" office:value="45.4308276131923" calcext:value-type="float">
            <text:p>45,4308276131923</text:p>
          </table:table-cell>
          <table:table-cell office:value-type="float" office:value="45.581286982826" calcext:value-type="float">
            <text:p>45,581286982826</text:p>
          </table:table-cell>
          <table:table-cell office:value-type="float" office:value="45.7447221952078" calcext:value-type="float">
            <text:p>45,7447221952078</text:p>
          </table:table-cell>
          <table:table-cell office:value-type="float" office:value="45.900309522223" calcext:value-type="float">
            <text:p>45,900309522223</text:p>
          </table:table-cell>
          <table:table-cell office:value-type="float" office:value="45.9286254099924" calcext:value-type="float">
            <text:p>45,9286254099924</text:p>
          </table:table-cell>
          <table:table-cell office:value-type="float" office:value="318.181991011415" calcext:value-type="float">
            <text:p>318,181991011415</text:p>
          </table:table-cell>
        </table:table-row>
        <table:table-row table:style-name="ro1">
          <table:table-cell office:value-type="string" calcext:value-type="string">
            <text:p>pat_sel_genetic [15, 67, 0.30000000000000004] 0.4s</text:p>
          </table:table-cell>
          <table:table-cell office:value-type="float" office:value="44.4684502639546" calcext:value-type="float">
            <text:p>44,4684502639546</text:p>
          </table:table-cell>
          <table:table-cell office:value-type="float" office:value="45.1312886384752" calcext:value-type="float">
            <text:p>45,1312886384752</text:p>
          </table:table-cell>
          <table:table-cell office:value-type="float" office:value="45.3910518143225" calcext:value-type="float">
            <text:p>45,3910518143225</text:p>
          </table:table-cell>
          <table:table-cell office:value-type="float" office:value="45.653514132115" calcext:value-type="float">
            <text:p>45,653514132115</text:p>
          </table:table-cell>
          <table:table-cell office:value-type="float" office:value="45.7774702573891" calcext:value-type="float">
            <text:p>45,7774702573891</text:p>
          </table:table-cell>
          <table:table-cell office:value-type="float" office:value="45.9053747021192" calcext:value-type="float">
            <text:p>45,9053747021192</text:p>
          </table:table-cell>
          <table:table-cell office:value-type="float" office:value="45.9620586685521" calcext:value-type="float">
            <text:p>45,9620586685521</text:p>
          </table:table-cell>
          <table:table-cell office:value-type="float" office:value="318.289208476928" calcext:value-type="float">
            <text:p>318,289208476928</text:p>
          </table:table-cell>
        </table:table-row>
        <table:table-row table:style-name="ro1">
          <table:table-cell office:value-type="string" calcext:value-type="string">
            <text:p>pat_sel_genetic [15, 67, 0.4] 0.4s</text:p>
          </table:table-cell>
          <table:table-cell office:value-type="float" office:value="44.458840441617" calcext:value-type="float">
            <text:p>44,458840441617</text:p>
          </table:table-cell>
          <table:table-cell office:value-type="float" office:value="45.1140000147206" calcext:value-type="float">
            <text:p>45,1140000147206</text:p>
          </table:table-cell>
          <table:table-cell office:value-type="float" office:value="45.4245316137348" calcext:value-type="float">
            <text:p>45,4245316137348</text:p>
          </table:table-cell>
          <table:table-cell office:value-type="float" office:value="45.6745653001683" calcext:value-type="float">
            <text:p>45,6745653001683</text:p>
          </table:table-cell>
          <table:table-cell office:value-type="float" office:value="45.8042034998214" calcext:value-type="float">
            <text:p>45,8042034998214</text:p>
          </table:table-cell>
          <table:table-cell office:value-type="float" office:value="45.9145134090454" calcext:value-type="float">
            <text:p>45,9145134090454</text:p>
          </table:table-cell>
          <table:table-cell office:value-type="float" office:value="45.9712118650817" calcext:value-type="float">
            <text:p>45,9712118650817</text:p>
          </table:table-cell>
          <table:table-cell office:value-type="float" office:value="318.361866144189" calcext:value-type="float">
            <text:p>318,361866144189</text:p>
          </table:table-cell>
        </table:table-row>
        <table:table-row table:style-name="ro1">
          <table:table-cell office:value-type="string" calcext:value-type="string">
            <text:p>pat_sel_genetic [16, 63, 0.2] 0.4s</text:p>
          </table:table-cell>
          <table:table-cell office:value-type="float" office:value="44.4641379357698" calcext:value-type="float">
            <text:p>44,4641379357698</text:p>
          </table:table-cell>
          <table:table-cell office:value-type="float" office:value="45.1050745642564" calcext:value-type="float">
            <text:p>45,1050745642564</text:p>
          </table:table-cell>
          <table:table-cell office:value-type="float" office:value="45.3771245823566" calcext:value-type="float">
            <text:p>45,3771245823566</text:p>
          </table:table-cell>
          <table:table-cell office:value-type="float" office:value="45.6153276005845" calcext:value-type="float">
            <text:p>45,6153276005845</text:p>
          </table:table-cell>
          <table:table-cell office:value-type="float" office:value="45.7699583379541" calcext:value-type="float">
            <text:p>45,7699583379541</text:p>
          </table:table-cell>
          <table:table-cell office:value-type="float" office:value="45.89157110026" calcext:value-type="float">
            <text:p>45,89157110026</text:p>
          </table:table-cell>
          <table:table-cell office:value-type="float" office:value="45.9281071129804" calcext:value-type="float">
            <text:p>45,9281071129804</text:p>
          </table:table-cell>
          <table:table-cell office:value-type="float" office:value="318.151301234162" calcext:value-type="float">
            <text:p>318,151301234162</text:p>
          </table:table-cell>
        </table:table-row>
        <table:table-row table:style-name="ro1">
          <table:table-cell office:value-type="string" calcext:value-type="string">
            <text:p>pat_sel_genetic [16, 63, 0.30000000000000004] 0.4s</text:p>
          </table:table-cell>
          <table:table-cell office:value-type="float" office:value="44.5010344222565" calcext:value-type="float">
            <text:p>44,5010344222565</text:p>
          </table:table-cell>
          <table:table-cell office:value-type="float" office:value="45.1039466440168" calcext:value-type="float">
            <text:p>45,1039466440168</text:p>
          </table:table-cell>
          <table:table-cell office:value-type="float" office:value="45.3946776362399" calcext:value-type="float">
            <text:p>45,3946776362399</text:p>
          </table:table-cell>
          <table:table-cell office:value-type="float" office:value="45.647092186372" calcext:value-type="float">
            <text:p>45,647092186372</text:p>
          </table:table-cell>
          <table:table-cell office:value-type="float" office:value="45.8171348842334" calcext:value-type="float">
            <text:p>45,8171348842334</text:p>
          </table:table-cell>
          <table:table-cell office:value-type="float" office:value="45.9098881696621" calcext:value-type="float">
            <text:p>45,9098881696621</text:p>
          </table:table-cell>
          <table:table-cell office:value-type="float" office:value="45.9488650274576" calcext:value-type="float">
            <text:p>45,9488650274576</text:p>
          </table:table-cell>
          <table:table-cell office:value-type="float" office:value="318.322638970238" calcext:value-type="float">
            <text:p>318,322638970238</text:p>
          </table:table-cell>
        </table:table-row>
        <table:table-row table:style-name="ro1">
          <table:table-cell office:value-type="string" calcext:value-type="string">
            <text:p>pat_sel_genetic [16, 63, 0.4] 0.5s</text:p>
          </table:table-cell>
          <table:table-cell office:value-type="float" office:value="44.4923562075277" calcext:value-type="float">
            <text:p>44,4923562075277</text:p>
          </table:table-cell>
          <table:table-cell office:value-type="float" office:value="45.1286516101598" calcext:value-type="float">
            <text:p>45,1286516101598</text:p>
          </table:table-cell>
          <table:table-cell office:value-type="float" office:value="45.426243796779" calcext:value-type="float">
            <text:p>45,426243796779</text:p>
          </table:table-cell>
          <table:table-cell office:value-type="float" office:value="45.6275314950231" calcext:value-type="float">
            <text:p>45,6275314950231</text:p>
          </table:table-cell>
          <table:table-cell office:value-type="float" office:value="45.8405781879687" calcext:value-type="float">
            <text:p>45,8405781879687</text:p>
          </table:table-cell>
          <table:table-cell office:value-type="float" office:value="45.9313072769384" calcext:value-type="float">
            <text:p>45,9313072769384</text:p>
          </table:table-cell>
          <table:table-cell office:value-type="float" office:value="45.964753686293" calcext:value-type="float">
            <text:p>45,964753686293</text:p>
          </table:table-cell>
          <table:table-cell office:value-type="float" office:value="318.41142226069" calcext:value-type="float">
            <text:p>318,41142226069</text:p>
          </table:table-cell>
        </table:table-row>
        <table:table-row table:style-name="ro1">
          <table:table-cell office:value-type="string" calcext:value-type="string">
            <text:p>pat_sel_genetic [17, 59, 0.2] 0.5s</text:p>
          </table:table-cell>
          <table:table-cell office:value-type="float" office:value="44.4936464720789" calcext:value-type="float">
            <text:p>44,4936464720789</text:p>
          </table:table-cell>
          <table:table-cell office:value-type="float" office:value="45.0939534600377" calcext:value-type="float">
            <text:p>45,0939534600377</text:p>
          </table:table-cell>
          <table:table-cell office:value-type="float" office:value="45.4151996970366" calcext:value-type="float">
            <text:p>45,4151996970366</text:p>
          </table:table-cell>
          <table:table-cell office:value-type="float" office:value="45.5757460119262" calcext:value-type="float">
            <text:p>45,5757460119262</text:p>
          </table:table-cell>
          <table:table-cell office:value-type="float" office:value="45.7957073645601" calcext:value-type="float">
            <text:p>45,7957073645601</text:p>
          </table:table-cell>
          <table:table-cell office:value-type="float" office:value="45.8823508982741" calcext:value-type="float">
            <text:p>45,8823508982741</text:p>
          </table:table-cell>
          <table:table-cell office:value-type="float" office:value="45.9354415347791" calcext:value-type="float">
            <text:p>45,9354415347791</text:p>
          </table:table-cell>
          <table:table-cell office:value-type="float" office:value="318.192045438693" calcext:value-type="float">
            <text:p>318,192045438693</text:p>
          </table:table-cell>
        </table:table-row>
        <table:table-row table:style-name="ro1">
          <table:table-cell office:value-type="string" calcext:value-type="string">
            <text:p>pat_sel_genetic [17, 59, 0.30000000000000004] 0.4s</text:p>
          </table:table-cell>
          <table:table-cell office:value-type="float" office:value="44.5133924068873" calcext:value-type="float">
            <text:p>44,5133924068873</text:p>
          </table:table-cell>
          <table:table-cell office:value-type="float" office:value="45.1451139923392" calcext:value-type="float">
            <text:p>45,1451139923392</text:p>
          </table:table-cell>
          <table:table-cell office:value-type="float" office:value="45.42648672843" calcext:value-type="float">
            <text:p>45,42648672843</text:p>
          </table:table-cell>
          <table:table-cell office:value-type="float" office:value="45.6385662112837" calcext:value-type="float">
            <text:p>45,6385662112837</text:p>
          </table:table-cell>
          <table:table-cell office:value-type="float" office:value="45.7861241840181" calcext:value-type="float">
            <text:p>45,7861241840181</text:p>
          </table:table-cell>
          <table:table-cell office:value-type="float" office:value="45.8700147328223" calcext:value-type="float">
            <text:p>45,8700147328223</text:p>
          </table:table-cell>
          <table:table-cell office:value-type="float" office:value="45.9442883211039" calcext:value-type="float">
            <text:p>45,9442883211039</text:p>
          </table:table-cell>
          <table:table-cell office:value-type="float" office:value="318.323986576885" calcext:value-type="float">
            <text:p>318,323986576885</text:p>
          </table:table-cell>
        </table:table-row>
        <table:table-row table:style-name="ro1">
          <table:table-cell office:value-type="string" calcext:value-type="string">
            <text:p>pat_sel_genetic [17, 59, 0.4] 0.4s</text:p>
          </table:table-cell>
          <table:table-cell office:value-type="float" office:value="44.4520553505807" calcext:value-type="float">
            <text:p>44,4520553505807</text:p>
          </table:table-cell>
          <table:table-cell office:value-type="float" office:value="45.1472260757717" calcext:value-type="float">
            <text:p>45,1472260757717</text:p>
          </table:table-cell>
          <table:table-cell office:value-type="float" office:value="45.3854040434835" calcext:value-type="float">
            <text:p>45,3854040434835</text:p>
          </table:table-cell>
          <table:table-cell office:value-type="float" office:value="45.6119519898356" calcext:value-type="float">
            <text:p>45,6119519898356</text:p>
          </table:table-cell>
          <table:table-cell office:value-type="float" office:value="45.8518092679929" calcext:value-type="float">
            <text:p>45,8518092679929</text:p>
          </table:table-cell>
          <table:table-cell office:value-type="float" office:value="45.9070695439063" calcext:value-type="float">
            <text:p>45,9070695439063</text:p>
          </table:table-cell>
          <table:table-cell office:value-type="float" office:value="45.9601607942637" calcext:value-type="float">
            <text:p>45,9601607942637</text:p>
          </table:table-cell>
          <table:table-cell office:value-type="float" office:value="318.315677065834" calcext:value-type="float">
            <text:p>318,315677065834</text:p>
          </table:table-cell>
        </table:table-row>
        <table:table-row table:style-name="ro1">
          <table:table-cell office:value-type="string" calcext:value-type="string">
            <text:p>pat_sel_genetic [18, 56, 0.2] 0.4s</text:p>
          </table:table-cell>
          <table:table-cell office:value-type="float" office:value="44.492033538038" calcext:value-type="float">
            <text:p>44,492033538038</text:p>
          </table:table-cell>
          <table:table-cell office:value-type="float" office:value="45.0539797769904" calcext:value-type="float">
            <text:p>45,0539797769904</text:p>
          </table:table-cell>
          <table:table-cell office:value-type="float" office:value="45.404358875345" calcext:value-type="float">
            <text:p>45,404358875345</text:p>
          </table:table-cell>
          <table:table-cell office:value-type="float" office:value="45.6410497634027" calcext:value-type="float">
            <text:p>45,6410497634027</text:p>
          </table:table-cell>
          <table:table-cell office:value-type="float" office:value="45.7876982031087" calcext:value-type="float">
            <text:p>45,7876982031087</text:p>
          </table:table-cell>
          <table:table-cell office:value-type="float" office:value="45.9009345651374" calcext:value-type="float">
            <text:p>45,9009345651374</text:p>
          </table:table-cell>
          <table:table-cell office:value-type="float" office:value="45.9499372686839" calcext:value-type="float">
            <text:p>45,9499372686839</text:p>
          </table:table-cell>
          <table:table-cell office:value-type="float" office:value="318.229991990706" calcext:value-type="float">
            <text:p>318,229991990706</text:p>
          </table:table-cell>
        </table:table-row>
        <table:table-row table:style-name="ro1">
          <table:table-cell office:value-type="string" calcext:value-type="string">
            <text:p>pat_sel_genetic [18, 56, 0.30000000000000004] 0.4s</text:p>
          </table:table-cell>
          <table:table-cell office:value-type="float" office:value="44.4758796633318" calcext:value-type="float">
            <text:p>44,4758796633318</text:p>
          </table:table-cell>
          <table:table-cell office:value-type="float" office:value="45.1617634811166" calcext:value-type="float">
            <text:p>45,1617634811166</text:p>
          </table:table-cell>
          <table:table-cell office:value-type="float" office:value="45.4403291487413" calcext:value-type="float">
            <text:p>45,4403291487413</text:p>
          </table:table-cell>
          <table:table-cell office:value-type="float" office:value="45.6255502527039" calcext:value-type="float">
            <text:p>45,6255502527039</text:p>
          </table:table-cell>
          <table:table-cell office:value-type="float" office:value="45.8084849614344" calcext:value-type="float">
            <text:p>45,8084849614344</text:p>
          </table:table-cell>
          <table:table-cell office:value-type="float" office:value="45.8992858220018" calcext:value-type="float">
            <text:p>45,8992858220018</text:p>
          </table:table-cell>
          <table:table-cell office:value-type="float" office:value="45.9502357426074" calcext:value-type="float">
            <text:p>45,9502357426074</text:p>
          </table:table-cell>
          <table:table-cell office:value-type="float" office:value="318.361529071937" calcext:value-type="float">
            <text:p>318,361529071937</text:p>
          </table:table-cell>
        </table:table-row>
        <table:table-row table:style-name="ro1">
          <table:table-cell office:value-type="string" calcext:value-type="string">
            <text:p>pat_sel_genetic [18, 56, 0.4] 0.5s</text:p>
          </table:table-cell>
          <table:table-cell office:value-type="float" office:value="44.5160625536782" calcext:value-type="float">
            <text:p>44,5160625536782</text:p>
          </table:table-cell>
          <table:table-cell office:value-type="float" office:value="45.1419540200702" calcext:value-type="float">
            <text:p>45,1419540200702</text:p>
          </table:table-cell>
          <table:table-cell office:value-type="float" office:value="45.4286382899179" calcext:value-type="float">
            <text:p>45,4286382899179</text:p>
          </table:table-cell>
          <table:table-cell office:value-type="float" office:value="45.6578528481991" calcext:value-type="float">
            <text:p>45,6578528481991</text:p>
          </table:table-cell>
          <table:table-cell office:value-type="float" office:value="45.8152206968163" calcext:value-type="float">
            <text:p>45,8152206968163</text:p>
          </table:table-cell>
          <table:table-cell office:value-type="float" office:value="45.9263565992136" calcext:value-type="float">
            <text:p>45,9263565992136</text:p>
          </table:table-cell>
          <table:table-cell office:value-type="float" office:value="45.9528398334465" calcext:value-type="float">
            <text:p>45,9528398334465</text:p>
          </table:table-cell>
          <table:table-cell office:value-type="float" office:value="318.438924841342" calcext:value-type="float">
            <text:p>318,438924841342</text:p>
          </table:table-cell>
        </table:table-row>
        <table:table-row table:style-name="ro1">
          <table:table-cell office:value-type="string" calcext:value-type="string">
            <text:p>pat_sel_genetic [19, 53, 0.2] 0.4s</text:p>
          </table:table-cell>
          <table:table-cell office:value-type="float" office:value="44.464429828142" calcext:value-type="float">
            <text:p>44,464429828142</text:p>
          </table:table-cell>
          <table:table-cell office:value-type="float" office:value="45.0440308098505" calcext:value-type="float">
            <text:p>45,0440308098505</text:p>
          </table:table-cell>
          <table:table-cell office:value-type="float" office:value="45.434328480338" calcext:value-type="float">
            <text:p>45,434328480338</text:p>
          </table:table-cell>
          <table:table-cell office:value-type="float" office:value="45.592469020914" calcext:value-type="float">
            <text:p>45,592469020914</text:p>
          </table:table-cell>
          <table:table-cell office:value-type="float" office:value="45.7824823930717" calcext:value-type="float">
            <text:p>45,7824823930717</text:p>
          </table:table-cell>
          <table:table-cell office:value-type="float" office:value="45.8911821544643" calcext:value-type="float">
            <text:p>45,8911821544643</text:p>
          </table:table-cell>
          <table:table-cell office:value-type="float" office:value="45.9335940271443" calcext:value-type="float">
            <text:p>45,9335940271443</text:p>
          </table:table-cell>
          <table:table-cell office:value-type="float" office:value="318.142516713925" calcext:value-type="float">
            <text:p>318,142516713925</text:p>
          </table:table-cell>
        </table:table-row>
        <table:table-row table:style-name="ro1">
          <table:table-cell office:value-type="string" calcext:value-type="string">
            <text:p>pat_sel_genetic [19, 53, 0.30000000000000004] 0.4s</text:p>
          </table:table-cell>
          <table:table-cell office:value-type="float" office:value="44.4768045450042" calcext:value-type="float">
            <text:p>44,4768045450042</text:p>
          </table:table-cell>
          <table:table-cell office:value-type="float" office:value="45.1545134767065" calcext:value-type="float">
            <text:p>45,1545134767065</text:p>
          </table:table-cell>
          <table:table-cell office:value-type="float" office:value="45.4355647504629" calcext:value-type="float">
            <text:p>45,4355647504629</text:p>
          </table:table-cell>
          <table:table-cell office:value-type="float" office:value="45.6625965020896" calcext:value-type="float">
            <text:p>45,6625965020896</text:p>
          </table:table-cell>
          <table:table-cell office:value-type="float" office:value="45.7988820326405" calcext:value-type="float">
            <text:p>45,7988820326405</text:p>
          </table:table-cell>
          <table:table-cell office:value-type="float" office:value="45.9178579612937" calcext:value-type="float">
            <text:p>45,9178579612937</text:p>
          </table:table-cell>
          <table:table-cell office:value-type="float" office:value="45.95803043309" calcext:value-type="float">
            <text:p>45,95803043309</text:p>
          </table:table-cell>
          <table:table-cell office:value-type="float" office:value="318.404249701288" calcext:value-type="float">
            <text:p>318,404249701288</text:p>
          </table:table-cell>
        </table:table-row>
        <table:table-row table:style-name="ro1">
          <table:table-cell office:value-type="string" calcext:value-type="string">
            <text:p>pat_sel_genetic [19, 53, 0.4] 0.4s</text:p>
          </table:table-cell>
          <table:table-cell office:value-type="float" office:value="44.4537246789279" calcext:value-type="float">
            <text:p>44,4537246789279</text:p>
          </table:table-cell>
          <table:table-cell office:value-type="float" office:value="45.1118385755255" calcext:value-type="float">
            <text:p>45,1118385755255</text:p>
          </table:table-cell>
          <table:table-cell office:value-type="float" office:value="45.3983241469498" calcext:value-type="float">
            <text:p>45,3983241469498</text:p>
          </table:table-cell>
          <table:table-cell office:value-type="float" office:value="45.6455530265789" calcext:value-type="float">
            <text:p>45,6455530265789</text:p>
          </table:table-cell>
          <table:table-cell office:value-type="float" office:value="45.8010690493225" calcext:value-type="float">
            <text:p>45,8010690493225</text:p>
          </table:table-cell>
          <table:table-cell office:value-type="float" office:value="45.9245838565819" calcext:value-type="float">
            <text:p>45,9245838565819</text:p>
          </table:table-cell>
          <table:table-cell office:value-type="float" office:value="45.9722533516836" calcext:value-type="float">
            <text:p>45,9722533516836</text:p>
          </table:table-cell>
          <table:table-cell office:value-type="float" office:value="318.30734668557" calcext:value-type="float">
            <text:p>318,30734668557</text:p>
          </table:table-cell>
        </table:table-row>
        <table:table-row table:style-name="ro1">
          <table:table-cell office:value-type="string" calcext:value-type="string">
            <text:p>pat_sel_genetic [20, 50, 0.2] 0.4s</text:p>
          </table:table-cell>
          <table:table-cell office:value-type="float" office:value="44.4130139110276" calcext:value-type="float">
            <text:p>44,4130139110276</text:p>
          </table:table-cell>
          <table:table-cell office:value-type="float" office:value="45.124253317584" calcext:value-type="float">
            <text:p>45,124253317584</text:p>
          </table:table-cell>
          <table:table-cell office:value-type="float" office:value="45.3761939669884" calcext:value-type="float">
            <text:p>45,3761939669884</text:p>
          </table:table-cell>
          <table:table-cell office:value-type="float" office:value="45.5828638436779" calcext:value-type="float">
            <text:p>45,5828638436779</text:p>
          </table:table-cell>
          <table:table-cell office:value-type="float" office:value="45.8270370692909" calcext:value-type="float">
            <text:p>45,8270370692909</text:p>
          </table:table-cell>
          <table:table-cell office:value-type="float" office:value="45.8651146129587" calcext:value-type="float">
            <text:p>45,8651146129587</text:p>
          </table:table-cell>
          <table:table-cell office:value-type="float" office:value="45.9391631267713" calcext:value-type="float">
            <text:p>45,9391631267713</text:p>
          </table:table-cell>
          <table:table-cell office:value-type="float" office:value="318.127639848299" calcext:value-type="float">
            <text:p>318,127639848299</text:p>
          </table:table-cell>
        </table:table-row>
        <table:table-row table:style-name="ro1">
          <table:table-cell office:value-type="string" calcext:value-type="string">
            <text:p>pat_sel_genetic [20, 50, 0.30000000000000004] 0.4s</text:p>
          </table:table-cell>
          <table:table-cell office:value-type="float" office:value="44.5137867600135" calcext:value-type="float">
            <text:p>44,5137867600135</text:p>
          </table:table-cell>
          <table:table-cell office:value-type="float" office:value="45.1268030806764" calcext:value-type="float">
            <text:p>45,1268030806764</text:p>
          </table:table-cell>
          <table:table-cell office:value-type="float" office:value="45.410159636285" calcext:value-type="float">
            <text:p>45,410159636285</text:p>
          </table:table-cell>
          <table:table-cell office:value-type="float" office:value="45.675476033857" calcext:value-type="float">
            <text:p>45,675476033857</text:p>
          </table:table-cell>
          <table:table-cell office:value-type="float" office:value="45.7918912302437" calcext:value-type="float">
            <text:p>45,7918912302437</text:p>
          </table:table-cell>
          <table:table-cell office:value-type="float" office:value="45.8991283656479" calcext:value-type="float">
            <text:p>45,8991283656479</text:p>
          </table:table-cell>
          <table:table-cell office:value-type="float" office:value="45.9688946907752" calcext:value-type="float">
            <text:p>45,9688946907752</text:p>
          </table:table-cell>
          <table:table-cell office:value-type="float" office:value="318.386139797499" calcext:value-type="float">
            <text:p>318,386139797499</text:p>
          </table:table-cell>
        </table:table-row>
        <table:table-row table:style-name="ro1">
          <table:table-cell office:value-type="string" calcext:value-type="string">
            <text:p>pat_sel_genetic [20, 50, 0.4] 0.4s</text:p>
          </table:table-cell>
          <table:table-cell office:value-type="float" office:value="44.4727657390677" calcext:value-type="float">
            <text:p>44,4727657390677</text:p>
          </table:table-cell>
          <table:table-cell office:value-type="float" office:value="45.1738469845954" calcext:value-type="float">
            <text:p>45,1738469845954</text:p>
          </table:table-cell>
          <table:table-cell office:value-type="float" office:value="45.4187067889058" calcext:value-type="float">
            <text:p>45,4187067889058</text:p>
          </table:table-cell>
          <table:table-cell office:value-type="float" office:value="45.649258198299" calcext:value-type="float">
            <text:p>45,649258198299</text:p>
          </table:table-cell>
          <table:table-cell office:value-type="float" office:value="45.8298413485907" calcext:value-type="float">
            <text:p>45,8298413485907</text:p>
          </table:table-cell>
          <table:table-cell office:value-type="float" office:value="45.9075178440204" calcext:value-type="float">
            <text:p>45,9075178440204</text:p>
          </table:table-cell>
          <table:table-cell office:value-type="float" office:value="45.9850659139467" calcext:value-type="float">
            <text:p>45,9850659139467</text:p>
          </table:table-cell>
          <table:table-cell office:value-type="float" office:value="318.437002817426" calcext:value-type="float">
            <text:p>318,437002817426</text:p>
          </table:table-cell>
        </table:table-row>
        <table:table-row table:style-name="ro1">
          <table:table-cell office:value-type="string" calcext:value-type="string">
            <text:p>pat_sel_genetic [21, 48, 0.2] 0.4s</text:p>
          </table:table-cell>
          <table:table-cell office:value-type="float" office:value="44.4636475120605" calcext:value-type="float">
            <text:p>44,4636475120605</text:p>
          </table:table-cell>
          <table:table-cell office:value-type="float" office:value="45.1069120311619" calcext:value-type="float">
            <text:p>45,1069120311619</text:p>
          </table:table-cell>
          <table:table-cell office:value-type="float" office:value="45.3959253229039" calcext:value-type="float">
            <text:p>45,3959253229039</text:p>
          </table:table-cell>
          <table:table-cell office:value-type="float" office:value="45.5928843688788" calcext:value-type="float">
            <text:p>45,5928843688788</text:p>
          </table:table-cell>
          <table:table-cell office:value-type="float" office:value="45.7500296124726" calcext:value-type="float">
            <text:p>45,7500296124726</text:p>
          </table:table-cell>
          <table:table-cell office:value-type="float" office:value="45.8783613495793" calcext:value-type="float">
            <text:p>45,8783613495793</text:p>
          </table:table-cell>
          <table:table-cell office:value-type="float" office:value="45.9350545056654" calcext:value-type="float">
            <text:p>45,9350545056654</text:p>
          </table:table-cell>
          <table:table-cell office:value-type="float" office:value="318.122814702722" calcext:value-type="float">
            <text:p>318,122814702722</text:p>
          </table:table-cell>
        </table:table-row>
        <table:table-row table:style-name="ro1">
          <table:table-cell office:value-type="string" calcext:value-type="string">
            <text:p>pat_sel_genetic [21, 48, 0.30000000000000004] 0.4s</text:p>
          </table:table-cell>
          <table:table-cell office:value-type="float" office:value="44.4781422358068" calcext:value-type="float">
            <text:p>44,4781422358068</text:p>
          </table:table-cell>
          <table:table-cell office:value-type="float" office:value="45.1070180328333" calcext:value-type="float">
            <text:p>45,1070180328333</text:p>
          </table:table-cell>
          <table:table-cell office:value-type="float" office:value="45.3966065704834" calcext:value-type="float">
            <text:p>45,3966065704834</text:p>
          </table:table-cell>
          <table:table-cell office:value-type="float" office:value="45.6503560250266" calcext:value-type="float">
            <text:p>45,6503560250266</text:p>
          </table:table-cell>
          <table:table-cell office:value-type="float" office:value="45.7615564030233" calcext:value-type="float">
            <text:p>45,7615564030233</text:p>
          </table:table-cell>
          <table:table-cell office:value-type="float" office:value="45.8982659468594" calcext:value-type="float">
            <text:p>45,8982659468594</text:p>
          </table:table-cell>
          <table:table-cell office:value-type="float" office:value="45.9464252059557" calcext:value-type="float">
            <text:p>45,9464252059557</text:p>
          </table:table-cell>
          <table:table-cell office:value-type="float" office:value="318.238370419989" calcext:value-type="float">
            <text:p>318,238370419989</text:p>
          </table:table-cell>
        </table:table-row>
        <table:table-row table:style-name="ro1">
          <table:table-cell office:value-type="string" calcext:value-type="string">
            <text:p>pat_sel_genetic [21, 48, 0.4] 0.5s</text:p>
          </table:table-cell>
          <table:table-cell office:value-type="float" office:value="44.469981521507" calcext:value-type="float">
            <text:p>44,469981521507</text:p>
          </table:table-cell>
          <table:table-cell office:value-type="float" office:value="45.1017168814013" calcext:value-type="float">
            <text:p>45,1017168814013</text:p>
          </table:table-cell>
          <table:table-cell office:value-type="float" office:value="45.4269758560139" calcext:value-type="float">
            <text:p>45,4269758560139</text:p>
          </table:table-cell>
          <table:table-cell office:value-type="float" office:value="45.6133362631636" calcext:value-type="float">
            <text:p>45,6133362631636</text:p>
          </table:table-cell>
          <table:table-cell office:value-type="float" office:value="45.8028136160929" calcext:value-type="float">
            <text:p>45,8028136160929</text:p>
          </table:table-cell>
          <table:table-cell office:value-type="float" office:value="45.8989981689573" calcext:value-type="float">
            <text:p>45,8989981689573</text:p>
          </table:table-cell>
          <table:table-cell office:value-type="float" office:value="45.9639465692735" calcext:value-type="float">
            <text:p>45,9639465692735</text:p>
          </table:table-cell>
          <table:table-cell office:value-type="float" office:value="318.27776887641" calcext:value-type="float">
            <text:p>318,27776887641</text:p>
          </table:table-cell>
        </table:table-row>
        <table:table-row table:style-name="ro1">
          <table:table-cell office:value-type="string" calcext:value-type="string">
            <text:p>pat_sel_genetic [24, 42, 0.2] 0.4s</text:p>
          </table:table-cell>
          <table:table-cell office:value-type="float" office:value="44.4687157154475" calcext:value-type="float">
            <text:p>44,4687157154475</text:p>
          </table:table-cell>
          <table:table-cell office:value-type="float" office:value="45.1330192729689" calcext:value-type="float">
            <text:p>45,1330192729689</text:p>
          </table:table-cell>
          <table:table-cell office:value-type="float" office:value="45.4007471803025" calcext:value-type="float">
            <text:p>45,4007471803025</text:p>
          </table:table-cell>
          <table:table-cell office:value-type="float" office:value="45.6295616180531" calcext:value-type="float">
            <text:p>45,6295616180531</text:p>
          </table:table-cell>
          <table:table-cell office:value-type="float" office:value="45.7974997607644" calcext:value-type="float">
            <text:p>45,7974997607644</text:p>
          </table:table-cell>
          <table:table-cell office:value-type="float" office:value="45.8837803647513" calcext:value-type="float">
            <text:p>45,8837803647513</text:p>
          </table:table-cell>
          <table:table-cell office:value-type="float" office:value="45.9279188516212" calcext:value-type="float">
            <text:p>45,9279188516212</text:p>
          </table:table-cell>
          <table:table-cell office:value-type="float" office:value="318.241242763909" calcext:value-type="float">
            <text:p>318,241242763909</text:p>
          </table:table-cell>
        </table:table-row>
        <table:table-row table:style-name="ro1">
          <table:table-cell office:value-type="string" calcext:value-type="string">
            <text:p>pat_sel_genetic [24, 42, 0.30000000000000004] 0.4s</text:p>
          </table:table-cell>
          <table:table-cell office:value-type="float" office:value="44.4883360945146" calcext:value-type="float">
            <text:p>44,4883360945146</text:p>
          </table:table-cell>
          <table:table-cell office:value-type="float" office:value="45.1187345370356" calcext:value-type="float">
            <text:p>45,1187345370356</text:p>
          </table:table-cell>
          <table:table-cell office:value-type="float" office:value="45.4321312047617" calcext:value-type="float">
            <text:p>45,4321312047617</text:p>
          </table:table-cell>
          <table:table-cell office:value-type="float" office:value="45.6236369446821" calcext:value-type="float">
            <text:p>45,6236369446821</text:p>
          </table:table-cell>
          <table:table-cell office:value-type="float" office:value="45.8150783943891" calcext:value-type="float">
            <text:p>45,8150783943891</text:p>
          </table:table-cell>
          <table:table-cell office:value-type="float" office:value="45.9201249805973" calcext:value-type="float">
            <text:p>45,9201249805973</text:p>
          </table:table-cell>
          <table:table-cell office:value-type="float" office:value="45.963040513136" calcext:value-type="float">
            <text:p>45,963040513136</text:p>
          </table:table-cell>
          <table:table-cell office:value-type="float" office:value="318.361082669116" calcext:value-type="float">
            <text:p>318,361082669116</text:p>
          </table:table-cell>
        </table:table-row>
        <table:table-row table:style-name="ro1">
          <table:table-cell office:value-type="string" calcext:value-type="string">
            <text:p>pat_sel_genetic [24, 42, 0.4] 0.4s</text:p>
          </table:table-cell>
          <table:table-cell office:value-type="float" office:value="44.4908531243643" calcext:value-type="float">
            <text:p>44,4908531243643</text:p>
          </table:table-cell>
          <table:table-cell office:value-type="float" office:value="45.1051393571954" calcext:value-type="float">
            <text:p>45,1051393571954</text:p>
          </table:table-cell>
          <table:table-cell office:value-type="float" office:value="45.4324086944024" calcext:value-type="float">
            <text:p>45,4324086944024</text:p>
          </table:table-cell>
          <table:table-cell office:value-type="float" office:value="45.670155087087" calcext:value-type="float">
            <text:p>45,670155087087</text:p>
          </table:table-cell>
          <table:table-cell office:value-type="float" office:value="45.8284663581448" calcext:value-type="float">
            <text:p>45,8284663581448</text:p>
          </table:table-cell>
          <table:table-cell office:value-type="float" office:value="45.921720505335" calcext:value-type="float">
            <text:p>45,921720505335</text:p>
          </table:table-cell>
          <table:table-cell office:value-type="float" office:value="45.9751685352552" calcext:value-type="float">
            <text:p>45,9751685352552</text:p>
          </table:table-cell>
          <table:table-cell office:value-type="float" office:value="318.423911661784" calcext:value-type="float">
            <text:p>318,423911661784</text:p>
          </table:table-cell>
        </table:table-row>
        <table:table-row table:style-name="ro1">
          <table:table-cell office:value-type="string" calcext:value-type="string">
            <text:p>pat_sel_genetic [25, 40, 0.2] 0.4s</text:p>
          </table:table-cell>
          <table:table-cell office:value-type="float" office:value="44.5011902294156" calcext:value-type="float">
            <text:p>44,5011902294156</text:p>
          </table:table-cell>
          <table:table-cell office:value-type="float" office:value="45.0609403661097" calcext:value-type="float">
            <text:p>45,0609403661097</text:p>
          </table:table-cell>
          <table:table-cell office:value-type="float" office:value="45.432527095296" calcext:value-type="float">
            <text:p>45,432527095296</text:p>
          </table:table-cell>
          <table:table-cell office:value-type="float" office:value="45.6451524203666" calcext:value-type="float">
            <text:p>45,6451524203666</text:p>
          </table:table-cell>
          <table:table-cell office:value-type="float" office:value="45.7815519057692" calcext:value-type="float">
            <text:p>45,7815519057692</text:p>
          </table:table-cell>
          <table:table-cell office:value-type="float" office:value="45.886965760513" calcext:value-type="float">
            <text:p>45,886965760513</text:p>
          </table:table-cell>
          <table:table-cell office:value-type="float" office:value="45.9514402542738" calcext:value-type="float">
            <text:p>45,9514402542738</text:p>
          </table:table-cell>
          <table:table-cell office:value-type="float" office:value="318.259768031744" calcext:value-type="float">
            <text:p>318,259768031744</text:p>
          </table:table-cell>
        </table:table-row>
        <table:table-row table:style-name="ro1">
          <table:table-cell office:value-type="string" calcext:value-type="string">
            <text:p>pat_sel_genetic [25, 40, 0.30000000000000004] 0.4s</text:p>
          </table:table-cell>
          <table:table-cell office:value-type="float" office:value="44.5136188436949" calcext:value-type="float">
            <text:p>44,5136188436949</text:p>
          </table:table-cell>
          <table:table-cell office:value-type="float" office:value="45.1200223876993" calcext:value-type="float">
            <text:p>45,1200223876993</text:p>
          </table:table-cell>
          <table:table-cell office:value-type="float" office:value="45.4193678576501" calcext:value-type="float">
            <text:p>45,4193678576501</text:p>
          </table:table-cell>
          <table:table-cell office:value-type="float" office:value="45.62111745627" calcext:value-type="float">
            <text:p>45,62111745627</text:p>
          </table:table-cell>
          <table:table-cell office:value-type="float" office:value="45.7934455751386" calcext:value-type="float">
            <text:p>45,7934455751386</text:p>
          </table:table-cell>
          <table:table-cell office:value-type="float" office:value="45.8992803178223" calcext:value-type="float">
            <text:p>45,8992803178223</text:p>
          </table:table-cell>
          <table:table-cell office:value-type="float" office:value="45.9479368798262" calcext:value-type="float">
            <text:p>45,9479368798262</text:p>
          </table:table-cell>
          <table:table-cell office:value-type="float" office:value="318.314789318101" calcext:value-type="float">
            <text:p>318,314789318101</text:p>
          </table:table-cell>
        </table:table-row>
        <table:table-row table:style-name="ro1">
          <table:table-cell office:value-type="string" calcext:value-type="string">
            <text:p>pat_sel_genetic [25, 40, 0.4] 0.4s</text:p>
          </table:table-cell>
          <table:table-cell office:value-type="float" office:value="44.4574876693155" calcext:value-type="float">
            <text:p>44,4574876693155</text:p>
          </table:table-cell>
          <table:table-cell office:value-type="float" office:value="45.1463682070735" calcext:value-type="float">
            <text:p>45,1463682070735</text:p>
          </table:table-cell>
          <table:table-cell office:value-type="float" office:value="45.433904428621" calcext:value-type="float">
            <text:p>45,433904428621</text:p>
          </table:table-cell>
          <table:table-cell office:value-type="float" office:value="45.6312409520845" calcext:value-type="float">
            <text:p>45,6312409520845</text:p>
          </table:table-cell>
          <table:table-cell office:value-type="float" office:value="45.8240980328703" calcext:value-type="float">
            <text:p>45,8240980328703</text:p>
          </table:table-cell>
          <table:table-cell office:value-type="float" office:value="45.9199758149459" calcext:value-type="float">
            <text:p>45,9199758149459</text:p>
          </table:table-cell>
          <table:table-cell office:value-type="float" office:value="45.965662077249" calcext:value-type="float">
            <text:p>45,965662077249</text:p>
          </table:table-cell>
          <table:table-cell office:value-type="float" office:value="318.37873718216" calcext:value-type="float">
            <text:p>318,37873718216</text:p>
          </table:table-cell>
        </table:table-row>
        <table:table-row table:style-name="ro1">
          <table:table-cell office:value-type="string" calcext:value-type="string">
            <text:p>pat_sel_genetic [27, 37, 0.2] 0.4s</text:p>
          </table:table-cell>
          <table:table-cell office:value-type="float" office:value="44.4604545967839" calcext:value-type="float">
            <text:p>44,4604545967839</text:p>
          </table:table-cell>
          <table:table-cell office:value-type="float" office:value="45.1137557624599" calcext:value-type="float">
            <text:p>45,1137557624599</text:p>
          </table:table-cell>
          <table:table-cell office:value-type="float" office:value="45.4124752236072" calcext:value-type="float">
            <text:p>45,4124752236072</text:p>
          </table:table-cell>
          <table:table-cell office:value-type="float" office:value="45.6192650679642" calcext:value-type="float">
            <text:p>45,6192650679642</text:p>
          </table:table-cell>
          <table:table-cell office:value-type="float" office:value="45.790573103193" calcext:value-type="float">
            <text:p>45,790573103193</text:p>
          </table:table-cell>
          <table:table-cell office:value-type="float" office:value="45.8674775214839" calcext:value-type="float">
            <text:p>45,8674775214839</text:p>
          </table:table-cell>
          <table:table-cell office:value-type="float" office:value="45.9520818142144" calcext:value-type="float">
            <text:p>45,9520818142144</text:p>
          </table:table-cell>
          <table:table-cell office:value-type="float" office:value="318.216083089707" calcext:value-type="float">
            <text:p>318,216083089707</text:p>
          </table:table-cell>
        </table:table-row>
        <table:table-row table:style-name="ro1">
          <table:table-cell office:value-type="string" calcext:value-type="string">
            <text:p>pat_sel_genetic [27, 37, 0.30000000000000004] 0.4s</text:p>
          </table:table-cell>
          <table:table-cell office:value-type="float" office:value="44.4973730020264" calcext:value-type="float">
            <text:p>44,4973730020264</text:p>
          </table:table-cell>
          <table:table-cell office:value-type="float" office:value="45.1456713999096" calcext:value-type="float">
            <text:p>45,1456713999096</text:p>
          </table:table-cell>
          <table:table-cell office:value-type="float" office:value="45.4085952121859" calcext:value-type="float">
            <text:p>45,4085952121859</text:p>
          </table:table-cell>
          <table:table-cell office:value-type="float" office:value="45.6163711653719" calcext:value-type="float">
            <text:p>45,6163711653719</text:p>
          </table:table-cell>
          <table:table-cell office:value-type="float" office:value="45.8277830903626" calcext:value-type="float">
            <text:p>45,8277830903626</text:p>
          </table:table-cell>
          <table:table-cell office:value-type="float" office:value="45.8791869119632" calcext:value-type="float">
            <text:p>45,8791869119632</text:p>
          </table:table-cell>
          <table:table-cell office:value-type="float" office:value="45.9450252614629" calcext:value-type="float">
            <text:p>45,9450252614629</text:p>
          </table:table-cell>
          <table:table-cell office:value-type="float" office:value="318.320006043283" calcext:value-type="float">
            <text:p>318,320006043283</text:p>
          </table:table-cell>
        </table:table-row>
        <table:table-row table:style-name="ro1">
          <table:table-cell office:value-type="string" calcext:value-type="string">
            <text:p>pat_sel_genetic [27, 37, 0.4] 0.4s</text:p>
          </table:table-cell>
          <table:table-cell office:value-type="float" office:value="44.4897182858871" calcext:value-type="float">
            <text:p>44,4897182858871</text:p>
          </table:table-cell>
          <table:table-cell office:value-type="float" office:value="45.1375217059577" calcext:value-type="float">
            <text:p>45,1375217059577</text:p>
          </table:table-cell>
          <table:table-cell office:value-type="float" office:value="45.4219036058692" calcext:value-type="float">
            <text:p>45,4219036058692</text:p>
          </table:table-cell>
          <table:table-cell office:value-type="float" office:value="45.6423148961988" calcext:value-type="float">
            <text:p>45,6423148961988</text:p>
          </table:table-cell>
          <table:table-cell office:value-type="float" office:value="45.8232835750331" calcext:value-type="float">
            <text:p>45,8232835750331</text:p>
          </table:table-cell>
          <table:table-cell office:value-type="float" office:value="45.9135743997607" calcext:value-type="float">
            <text:p>45,9135743997607</text:p>
          </table:table-cell>
          <table:table-cell office:value-type="float" office:value="45.9542494974111" calcext:value-type="float">
            <text:p>45,9542494974111</text:p>
          </table:table-cell>
          <table:table-cell office:value-type="float" office:value="318.382565966118" calcext:value-type="float">
            <text:p>318,382565966118</text:p>
          </table:table-cell>
        </table:table-row>
        <table:table-row table:style-name="ro1">
          <table:table-cell office:value-type="string" calcext:value-type="string">
            <text:p>pat_sel_genetic [28, 36, 0.2] 0.5s</text:p>
          </table:table-cell>
          <table:table-cell office:value-type="float" office:value="44.4811277181591" calcext:value-type="float">
            <text:p>44,4811277181591</text:p>
          </table:table-cell>
          <table:table-cell office:value-type="float" office:value="45.0607127360357" calcext:value-type="float">
            <text:p>45,0607127360357</text:p>
          </table:table-cell>
          <table:table-cell office:value-type="float" office:value="45.4119169742411" calcext:value-type="float">
            <text:p>45,4119169742411</text:p>
          </table:table-cell>
          <table:table-cell office:value-type="float" office:value="45.6054952368786" calcext:value-type="float">
            <text:p>45,6054952368786</text:p>
          </table:table-cell>
          <table:table-cell office:value-type="float" office:value="45.8056752947741" calcext:value-type="float">
            <text:p>45,8056752947741</text:p>
          </table:table-cell>
          <table:table-cell office:value-type="float" office:value="45.853019897136" calcext:value-type="float">
            <text:p>45,853019897136</text:p>
          </table:table-cell>
          <table:table-cell office:value-type="float" office:value="45.9146015487065" calcext:value-type="float">
            <text:p>45,9146015487065</text:p>
          </table:table-cell>
          <table:table-cell office:value-type="float" office:value="318.132549405931" calcext:value-type="float">
            <text:p>318,132549405931</text:p>
          </table:table-cell>
        </table:table-row>
        <table:table-row table:style-name="ro1">
          <table:table-cell office:value-type="string" calcext:value-type="string">
            <text:p>pat_sel_genetic [28, 36, 0.30000000000000004] 0.5s</text:p>
          </table:table-cell>
          <table:table-cell office:value-type="float" office:value="44.5017506490139" calcext:value-type="float">
            <text:p>44,5017506490139</text:p>
          </table:table-cell>
          <table:table-cell office:value-type="float" office:value="45.0858436097119" calcext:value-type="float">
            <text:p>45,0858436097119</text:p>
          </table:table-cell>
          <table:table-cell office:value-type="float" office:value="45.4093467493931" calcext:value-type="float">
            <text:p>45,4093467493931</text:p>
          </table:table-cell>
          <table:table-cell office:value-type="float" office:value="45.6452242112622" calcext:value-type="float">
            <text:p>45,6452242112622</text:p>
          </table:table-cell>
          <table:table-cell office:value-type="float" office:value="45.837752655132" calcext:value-type="float">
            <text:p>45,837752655132</text:p>
          </table:table-cell>
          <table:table-cell office:value-type="float" office:value="45.9185165871239" calcext:value-type="float">
            <text:p>45,9185165871239</text:p>
          </table:table-cell>
          <table:table-cell office:value-type="float" office:value="45.9652654540721" calcext:value-type="float">
            <text:p>45,9652654540721</text:p>
          </table:table-cell>
          <table:table-cell office:value-type="float" office:value="318.363699915709" calcext:value-type="float">
            <text:p>318,363699915709</text:p>
          </table:table-cell>
        </table:table-row>
        <table:table-row table:style-name="ro1">
          <table:table-cell office:value-type="string" calcext:value-type="string">
            <text:p>pat_sel_genetic [28, 36, 0.4] 0.4s</text:p>
          </table:table-cell>
          <table:table-cell office:value-type="float" office:value="44.4901384066427" calcext:value-type="float">
            <text:p>44,4901384066427</text:p>
          </table:table-cell>
          <table:table-cell office:value-type="float" office:value="45.1652595621344" calcext:value-type="float">
            <text:p>45,1652595621344</text:p>
          </table:table-cell>
          <table:table-cell office:value-type="float" office:value="45.4233918981962" calcext:value-type="float">
            <text:p>45,4233918981962</text:p>
          </table:table-cell>
          <table:table-cell office:value-type="float" office:value="45.6191014480408" calcext:value-type="float">
            <text:p>45,6191014480408</text:p>
          </table:table-cell>
          <table:table-cell office:value-type="float" office:value="45.8248361923769" calcext:value-type="float">
            <text:p>45,8248361923769</text:p>
          </table:table-cell>
          <table:table-cell office:value-type="float" office:value="45.8925101712723" calcext:value-type="float">
            <text:p>45,8925101712723</text:p>
          </table:table-cell>
          <table:table-cell office:value-type="float" office:value="45.9708069964204" calcext:value-type="float">
            <text:p>45,9708069964204</text:p>
          </table:table-cell>
          <table:table-cell office:value-type="float" office:value="318.386044675084" calcext:value-type="float">
            <text:p>318,386044675084</text:p>
          </table:table-cell>
        </table:table-row>
        <table:table-row table:style-name="ro1">
          <table:table-cell office:value-type="string" calcext:value-type="string">
            <text:p>pat_sel_genetic [36, 28, 0.2] 0.4s</text:p>
          </table:table-cell>
          <table:table-cell office:value-type="float" office:value="44.4722084335054" calcext:value-type="float">
            <text:p>44,4722084335054</text:p>
          </table:table-cell>
          <table:table-cell office:value-type="float" office:value="45.1191275929024" calcext:value-type="float">
            <text:p>45,1191275929024</text:p>
          </table:table-cell>
          <table:table-cell office:value-type="float" office:value="45.4067368334152" calcext:value-type="float">
            <text:p>45,4067368334152</text:p>
          </table:table-cell>
          <table:table-cell office:value-type="float" office:value="45.626849456171" calcext:value-type="float">
            <text:p>45,626849456171</text:p>
          </table:table-cell>
          <table:table-cell office:value-type="float" office:value="45.8051072280084" calcext:value-type="float">
            <text:p>45,8051072280084</text:p>
          </table:table-cell>
          <table:table-cell office:value-type="float" office:value="45.8834022195453" calcext:value-type="float">
            <text:p>45,8834022195453</text:p>
          </table:table-cell>
          <table:table-cell office:value-type="float" office:value="45.9370113322098" calcext:value-type="float">
            <text:p>45,9370113322098</text:p>
          </table:table-cell>
          <table:table-cell office:value-type="float" office:value="318.250443095758" calcext:value-type="float">
            <text:p>318,250443095758</text:p>
          </table:table-cell>
        </table:table-row>
        <table:table-row table:style-name="ro1">
          <table:table-cell office:value-type="string" calcext:value-type="string">
            <text:p>pat_sel_genetic [36, 28, 0.30000000000000004] 0.4s</text:p>
          </table:table-cell>
          <table:table-cell office:value-type="float" office:value="44.4595849346658" calcext:value-type="float">
            <text:p>44,4595849346658</text:p>
          </table:table-cell>
          <table:table-cell office:value-type="float" office:value="45.1451872373574" calcext:value-type="float">
            <text:p>45,1451872373574</text:p>
          </table:table-cell>
          <table:table-cell office:value-type="float" office:value="45.4217937302" calcext:value-type="float">
            <text:p>45,4217937302</text:p>
          </table:table-cell>
          <table:table-cell office:value-type="float" office:value="45.6454472361496" calcext:value-type="float">
            <text:p>45,6454472361496</text:p>
          </table:table-cell>
          <table:table-cell office:value-type="float" office:value="45.8286668128597" calcext:value-type="float">
            <text:p>45,8286668128597</text:p>
          </table:table-cell>
          <table:table-cell office:value-type="float" office:value="45.9069099067319" calcext:value-type="float">
            <text:p>45,9069099067319</text:p>
          </table:table-cell>
          <table:table-cell office:value-type="float" office:value="45.9745653427411" calcext:value-type="float">
            <text:p>45,9745653427411</text:p>
          </table:table-cell>
          <table:table-cell office:value-type="float" office:value="318.382155200706" calcext:value-type="float">
            <text:p>318,382155200706</text:p>
          </table:table-cell>
        </table:table-row>
        <table:table-row table:style-name="ro1">
          <table:table-cell office:value-type="string" calcext:value-type="string">
            <text:p>pat_sel_genetic [36, 28, 0.4] 0.4s</text:p>
          </table:table-cell>
          <table:table-cell office:value-type="float" office:value="44.4871164235759" calcext:value-type="float">
            <text:p>44,4871164235759</text:p>
          </table:table-cell>
          <table:table-cell office:value-type="float" office:value="45.1575087736575" calcext:value-type="float">
            <text:p>45,1575087736575</text:p>
          </table:table-cell>
          <table:table-cell office:value-type="float" office:value="45.4481615358684" calcext:value-type="float">
            <text:p>45,4481615358684</text:p>
          </table:table-cell>
          <table:table-cell office:value-type="float" office:value="45.6454865497201" calcext:value-type="float">
            <text:p>45,6454865497201</text:p>
          </table:table-cell>
          <table:table-cell office:value-type="float" office:value="45.8013332959763" calcext:value-type="float">
            <text:p>45,8013332959763</text:p>
          </table:table-cell>
          <table:table-cell office:value-type="float" office:value="45.9200791844853" calcext:value-type="float">
            <text:p>45,9200791844853</text:p>
          </table:table-cell>
          <table:table-cell office:value-type="float" office:value="45.9740343774012" calcext:value-type="float">
            <text:p>45,9740343774012</text:p>
          </table:table-cell>
          <table:table-cell office:value-type="float" office:value="318.433720140685" calcext:value-type="float">
            <text:p>318,433720140685</text:p>
          </table:table-cell>
        </table:table-row>
        <table:table-row table:style-name="ro1">
          <table:table-cell office:value-type="string" calcext:value-type="string">
            <text:p>pat_sel_genetic [37, 27, 0.2] 0.4s</text:p>
          </table:table-cell>
          <table:table-cell office:value-type="float" office:value="44.4906971650458" calcext:value-type="float">
            <text:p>44,4906971650458</text:p>
          </table:table-cell>
          <table:table-cell office:value-type="float" office:value="45.1655790107004" calcext:value-type="float">
            <text:p>45,1655790107004</text:p>
          </table:table-cell>
          <table:table-cell office:value-type="float" office:value="45.4017169083343" calcext:value-type="float">
            <text:p>45,4017169083343</text:p>
          </table:table-cell>
          <table:table-cell office:value-type="float" office:value="45.6377168202607" calcext:value-type="float">
            <text:p>45,6377168202607</text:p>
          </table:table-cell>
          <table:table-cell office:value-type="float" office:value="45.8047110934047" calcext:value-type="float">
            <text:p>45,8047110934047</text:p>
          </table:table-cell>
          <table:table-cell office:value-type="float" office:value="45.8881272860409" calcext:value-type="float">
            <text:p>45,8881272860409</text:p>
          </table:table-cell>
          <table:table-cell office:value-type="float" office:value="45.9397747633256" calcext:value-type="float">
            <text:p>45,9397747633256</text:p>
          </table:table-cell>
          <table:table-cell office:value-type="float" office:value="318.328323047112" calcext:value-type="float">
            <text:p>318,328323047112</text:p>
          </table:table-cell>
        </table:table-row>
        <table:table-row table:style-name="ro1">
          <table:table-cell office:value-type="string" calcext:value-type="string">
            <text:p>pat_sel_genetic [37, 27, 0.30000000000000004] 0.4s</text:p>
          </table:table-cell>
          <table:table-cell office:value-type="float" office:value="44.4654346134447" calcext:value-type="float">
            <text:p>44,4654346134447</text:p>
          </table:table-cell>
          <table:table-cell office:value-type="float" office:value="45.1151104042157" calcext:value-type="float">
            <text:p>45,1151104042157</text:p>
          </table:table-cell>
          <table:table-cell office:value-type="float" office:value="45.4532514843966" calcext:value-type="float">
            <text:p>45,4532514843966</text:p>
          </table:table-cell>
          <table:table-cell office:value-type="float" office:value="45.6520042044394" calcext:value-type="float">
            <text:p>45,6520042044394</text:p>
          </table:table-cell>
          <table:table-cell office:value-type="float" office:value="45.7928274378825" calcext:value-type="float">
            <text:p>45,7928274378825</text:p>
          </table:table-cell>
          <table:table-cell office:value-type="float" office:value="45.888702038501" calcext:value-type="float">
            <text:p>45,888702038501</text:p>
          </table:table-cell>
          <table:table-cell office:value-type="float" office:value="45.9550887258441" calcext:value-type="float">
            <text:p>45,9550887258441</text:p>
          </table:table-cell>
          <table:table-cell office:value-type="float" office:value="318.322418908724" calcext:value-type="float">
            <text:p>318,322418908724</text:p>
          </table:table-cell>
        </table:table-row>
        <table:table-row table:style-name="ro1">
          <table:table-cell office:value-type="string" calcext:value-type="string">
            <text:p>pat_sel_genetic [37, 27, 0.4] 0.4s</text:p>
          </table:table-cell>
          <table:table-cell office:value-type="float" office:value="44.5074037820373" calcext:value-type="float">
            <text:p>44,5074037820373</text:p>
          </table:table-cell>
          <table:table-cell office:value-type="float" office:value="45.1352463156249" calcext:value-type="float">
            <text:p>45,1352463156249</text:p>
          </table:table-cell>
          <table:table-cell office:value-type="float" office:value="45.4278802385847" calcext:value-type="float">
            <text:p>45,4278802385847</text:p>
          </table:table-cell>
          <table:table-cell office:value-type="float" office:value="45.6314498416838" calcext:value-type="float">
            <text:p>45,6314498416838</text:p>
          </table:table-cell>
          <table:table-cell office:value-type="float" office:value="45.7943867728256" calcext:value-type="float">
            <text:p>45,7943867728256</text:p>
          </table:table-cell>
          <table:table-cell office:value-type="float" office:value="45.9119960763408" calcext:value-type="float">
            <text:p>45,9119960763408</text:p>
          </table:table-cell>
          <table:table-cell office:value-type="float" office:value="45.95214704716" calcext:value-type="float">
            <text:p>45,95214704716</text:p>
          </table:table-cell>
          <table:table-cell office:value-type="float" office:value="318.360510074257" calcext:value-type="float">
            <text:p>318,360510074257</text:p>
          </table:table-cell>
        </table:table-row>
        <table:table-row table:style-name="ro1">
          <table:table-cell office:value-type="string" calcext:value-type="string">
            <text:p>pat_sel_genetic [40, 25, 0.2] 0.4s</text:p>
          </table:table-cell>
          <table:table-cell office:value-type="float" office:value="44.4669316268693" calcext:value-type="float">
            <text:p>44,4669316268693</text:p>
          </table:table-cell>
          <table:table-cell office:value-type="float" office:value="45.1209639086037" calcext:value-type="float">
            <text:p>45,1209639086037</text:p>
          </table:table-cell>
          <table:table-cell office:value-type="float" office:value="45.4040577698222" calcext:value-type="float">
            <text:p>45,4040577698222</text:p>
          </table:table-cell>
          <table:table-cell office:value-type="float" office:value="45.6374666876393" calcext:value-type="float">
            <text:p>45,6374666876393</text:p>
          </table:table-cell>
          <table:table-cell office:value-type="float" office:value="45.7498783942867" calcext:value-type="float">
            <text:p>45,7498783942867</text:p>
          </table:table-cell>
          <table:table-cell office:value-type="float" office:value="45.8779405787583" calcext:value-type="float">
            <text:p>45,8779405787583</text:p>
          </table:table-cell>
          <table:table-cell office:value-type="float" office:value="45.9504983539445" calcext:value-type="float">
            <text:p>45,9504983539445</text:p>
          </table:table-cell>
          <table:table-cell office:value-type="float" office:value="318.207737319924" calcext:value-type="float">
            <text:p>318,207737319924</text:p>
          </table:table-cell>
        </table:table-row>
        <table:table-row table:style-name="ro1">
          <table:table-cell office:value-type="string" calcext:value-type="string">
            <text:p>pat_sel_genetic [40, 25, 0.30000000000000004] 0.4s</text:p>
          </table:table-cell>
          <table:table-cell office:value-type="float" office:value="44.4538698819965" calcext:value-type="float">
            <text:p>44,4538698819965</text:p>
          </table:table-cell>
          <table:table-cell office:value-type="float" office:value="45.1267279803639" calcext:value-type="float">
            <text:p>45,1267279803639</text:p>
          </table:table-cell>
          <table:table-cell office:value-type="float" office:value="45.427635358453" calcext:value-type="float">
            <text:p>45,427635358453</text:p>
          </table:table-cell>
          <table:table-cell office:value-type="float" office:value="45.669203205476" calcext:value-type="float">
            <text:p>45,669203205476</text:p>
          </table:table-cell>
          <table:table-cell office:value-type="float" office:value="45.8119957516524" calcext:value-type="float">
            <text:p>45,8119957516524</text:p>
          </table:table-cell>
          <table:table-cell office:value-type="float" office:value="45.8884998355049" calcext:value-type="float">
            <text:p>45,8884998355049</text:p>
          </table:table-cell>
          <table:table-cell office:value-type="float" office:value="45.960287925807" calcext:value-type="float">
            <text:p>45,960287925807</text:p>
          </table:table-cell>
          <table:table-cell office:value-type="float" office:value="318.338219939254" calcext:value-type="float">
            <text:p>318,338219939254</text:p>
          </table:table-cell>
        </table:table-row>
        <table:table-row table:style-name="ro1">
          <table:table-cell office:value-type="string" calcext:value-type="string">
            <text:p>pat_sel_genetic [40, 25, 0.4] 0.4s</text:p>
          </table:table-cell>
          <table:table-cell office:value-type="float" office:value="44.4940836907536" calcext:value-type="float">
            <text:p>44,4940836907536</text:p>
          </table:table-cell>
          <table:table-cell office:value-type="float" office:value="45.1301980439868" calcext:value-type="float">
            <text:p>45,1301980439868</text:p>
          </table:table-cell>
          <table:table-cell office:value-type="float" office:value="45.4372390901932" calcext:value-type="float">
            <text:p>45,4372390901932</text:p>
          </table:table-cell>
          <table:table-cell office:value-type="float" office:value="45.6481931755655" calcext:value-type="float">
            <text:p>45,6481931755655</text:p>
          </table:table-cell>
          <table:table-cell office:value-type="float" office:value="45.8253193283207" calcext:value-type="float">
            <text:p>45,8253193283207</text:p>
          </table:table-cell>
          <table:table-cell office:value-type="float" office:value="45.9243566063275" calcext:value-type="float">
            <text:p>45,9243566063275</text:p>
          </table:table-cell>
          <table:table-cell office:value-type="float" office:value="45.9562602889558" calcext:value-type="float">
            <text:p>45,9562602889558</text:p>
          </table:table-cell>
          <table:table-cell office:value-type="float" office:value="318.415650224103" calcext:value-type="float">
            <text:p>318,415650224103</text:p>
          </table:table-cell>
        </table:table-row>
        <table:table-row table:style-name="ro1">
          <table:table-cell office:value-type="string" calcext:value-type="string">
            <text:p>pat_sel_genetic [42, 24, 0.2] 0.5s</text:p>
          </table:table-cell>
          <table:table-cell office:value-type="float" office:value="44.4663489562717" calcext:value-type="float">
            <text:p>44,4663489562717</text:p>
          </table:table-cell>
          <table:table-cell office:value-type="float" office:value="45.1062730459342" calcext:value-type="float">
            <text:p>45,1062730459342</text:p>
          </table:table-cell>
          <table:table-cell office:value-type="float" office:value="45.3994681644919" calcext:value-type="float">
            <text:p>45,3994681644919</text:p>
          </table:table-cell>
          <table:table-cell office:value-type="float" office:value="45.6269253780162" calcext:value-type="float">
            <text:p>45,6269253780162</text:p>
          </table:table-cell>
          <table:table-cell office:value-type="float" office:value="45.7931184352597" calcext:value-type="float">
            <text:p>45,7931184352597</text:p>
          </table:table-cell>
          <table:table-cell office:value-type="float" office:value="45.896226948732" calcext:value-type="float">
            <text:p>45,896226948732</text:p>
          </table:table-cell>
          <table:table-cell office:value-type="float" office:value="45.9500646827443" calcext:value-type="float">
            <text:p>45,9500646827443</text:p>
          </table:table-cell>
          <table:table-cell office:value-type="float" office:value="318.23842561145" calcext:value-type="float">
            <text:p>318,23842561145</text:p>
          </table:table-cell>
        </table:table-row>
        <table:table-row table:style-name="ro1">
          <table:table-cell office:value-type="string" calcext:value-type="string">
            <text:p>pat_sel_genetic [42, 24, 0.30000000000000004] 0.5s</text:p>
          </table:table-cell>
          <table:table-cell office:value-type="float" office:value="44.5153536608491" calcext:value-type="float">
            <text:p>44,5153536608491</text:p>
          </table:table-cell>
          <table:table-cell office:value-type="float" office:value="45.1522041382554" calcext:value-type="float">
            <text:p>45,1522041382554</text:p>
          </table:table-cell>
          <table:table-cell office:value-type="float" office:value="45.4362367660788" calcext:value-type="float">
            <text:p>45,4362367660788</text:p>
          </table:table-cell>
          <table:table-cell office:value-type="float" office:value="45.6688118233422" calcext:value-type="float">
            <text:p>45,6688118233422</text:p>
          </table:table-cell>
          <table:table-cell office:value-type="float" office:value="45.8292394865083" calcext:value-type="float">
            <text:p>45,8292394865083</text:p>
          </table:table-cell>
          <table:table-cell office:value-type="float" office:value="45.9118258715522" calcext:value-type="float">
            <text:p>45,9118258715522</text:p>
          </table:table-cell>
          <table:table-cell office:value-type="float" office:value="45.9593291153224" calcext:value-type="float">
            <text:p>45,9593291153224</text:p>
          </table:table-cell>
          <table:table-cell office:value-type="float" office:value="318.473000861908" calcext:value-type="float">
            <text:p>318,473000861908</text:p>
          </table:table-cell>
        </table:table-row>
        <table:table-row table:style-name="ro1">
          <table:table-cell office:value-type="string" calcext:value-type="string">
            <text:p>pat_sel_genetic [42, 24, 0.4] 0.5s</text:p>
          </table:table-cell>
          <table:table-cell office:value-type="float" office:value="44.4810620506405" calcext:value-type="float">
            <text:p>44,4810620506405</text:p>
          </table:table-cell>
          <table:table-cell office:value-type="float" office:value="45.1012665992888" calcext:value-type="float">
            <text:p>45,1012665992888</text:p>
          </table:table-cell>
          <table:table-cell office:value-type="float" office:value="45.4269832673166" calcext:value-type="float">
            <text:p>45,4269832673166</text:p>
          </table:table-cell>
          <table:table-cell office:value-type="float" office:value="45.6822834854055" calcext:value-type="float">
            <text:p>45,6822834854055</text:p>
          </table:table-cell>
          <table:table-cell office:value-type="float" office:value="45.7999863188464" calcext:value-type="float">
            <text:p>45,7999863188464</text:p>
          </table:table-cell>
          <table:table-cell office:value-type="float" office:value="45.9352299976154" calcext:value-type="float">
            <text:p>45,9352299976154</text:p>
          </table:table-cell>
          <table:table-cell office:value-type="float" office:value="45.9518163670099" calcext:value-type="float">
            <text:p>45,9518163670099</text:p>
          </table:table-cell>
          <table:table-cell office:value-type="float" office:value="318.378628086123" calcext:value-type="float">
            <text:p>318,378628086123</text:p>
          </table:table-cell>
        </table:table-row>
        <table:table-row table:style-name="ro1">
          <table:table-cell office:value-type="string" calcext:value-type="string">
            <text:p>pat_sel_genetic [48, 21, 0.2] 0.4s</text:p>
          </table:table-cell>
          <table:table-cell office:value-type="float" office:value="44.4753621092818" calcext:value-type="float">
            <text:p>44,4753621092818</text:p>
          </table:table-cell>
          <table:table-cell office:value-type="float" office:value="45.0909975440392" calcext:value-type="float">
            <text:p>45,0909975440392</text:p>
          </table:table-cell>
          <table:table-cell office:value-type="float" office:value="45.4016233583404" calcext:value-type="float">
            <text:p>45,4016233583404</text:p>
          </table:table-cell>
          <table:table-cell office:value-type="float" office:value="45.5776951928552" calcext:value-type="float">
            <text:p>45,5776951928552</text:p>
          </table:table-cell>
          <table:table-cell office:value-type="float" office:value="45.8102376703129" calcext:value-type="float">
            <text:p>45,8102376703129</text:p>
          </table:table-cell>
          <table:table-cell office:value-type="float" office:value="45.8785091821576" calcext:value-type="float">
            <text:p>45,8785091821576</text:p>
          </table:table-cell>
          <table:table-cell office:value-type="float" office:value="45.9419524252902" calcext:value-type="float">
            <text:p>45,9419524252902</text:p>
          </table:table-cell>
          <table:table-cell office:value-type="float" office:value="318.176377482277" calcext:value-type="float">
            <text:p>318,176377482277</text:p>
          </table:table-cell>
        </table:table-row>
        <table:table-row table:style-name="ro1">
          <table:table-cell office:value-type="string" calcext:value-type="string">
            <text:p>pat_sel_genetic [48, 21, 0.30000000000000004] 0.5s</text:p>
          </table:table-cell>
          <table:table-cell office:value-type="float" office:value="44.4718506527042" calcext:value-type="float">
            <text:p>44,4718506527042</text:p>
          </table:table-cell>
          <table:table-cell office:value-type="float" office:value="45.1589513433187" calcext:value-type="float">
            <text:p>45,1589513433187</text:p>
          </table:table-cell>
          <table:table-cell office:value-type="float" office:value="45.4661990065786" calcext:value-type="float">
            <text:p>45,4661990065786</text:p>
          </table:table-cell>
          <table:table-cell office:value-type="float" office:value="45.6511058242219" calcext:value-type="float">
            <text:p>45,6511058242219</text:p>
          </table:table-cell>
          <table:table-cell office:value-type="float" office:value="45.8113152770831" calcext:value-type="float">
            <text:p>45,8113152770831</text:p>
          </table:table-cell>
          <table:table-cell office:value-type="float" office:value="45.9017317127857" calcext:value-type="float">
            <text:p>45,9017317127857</text:p>
          </table:table-cell>
          <table:table-cell office:value-type="float" office:value="45.960980126188" calcext:value-type="float">
            <text:p>45,960980126188</text:p>
          </table:table-cell>
          <table:table-cell office:value-type="float" office:value="318.42213394288" calcext:value-type="float">
            <text:p>318,42213394288</text:p>
          </table:table-cell>
        </table:table-row>
        <table:table-row table:style-name="ro1">
          <table:table-cell office:value-type="string" calcext:value-type="string">
            <text:p>pat_sel_genetic [48, 21, 0.4] 0.4s</text:p>
          </table:table-cell>
          <table:table-cell office:value-type="float" office:value="44.498498115579" calcext:value-type="float">
            <text:p>44,498498115579</text:p>
          </table:table-cell>
          <table:table-cell office:value-type="float" office:value="45.1478756867162" calcext:value-type="float">
            <text:p>45,1478756867162</text:p>
          </table:table-cell>
          <table:table-cell office:value-type="float" office:value="45.4212474672167" calcext:value-type="float">
            <text:p>45,4212474672167</text:p>
          </table:table-cell>
          <table:table-cell office:value-type="float" office:value="45.6353668010075" calcext:value-type="float">
            <text:p>45,6353668010075</text:p>
          </table:table-cell>
          <table:table-cell office:value-type="float" office:value="45.7919098614432" calcext:value-type="float">
            <text:p>45,7919098614432</text:p>
          </table:table-cell>
          <table:table-cell office:value-type="float" office:value="45.9134714945542" calcext:value-type="float">
            <text:p>45,9134714945542</text:p>
          </table:table-cell>
          <table:table-cell office:value-type="float" office:value="45.9628687472424" calcext:value-type="float">
            <text:p>45,9628687472424</text:p>
          </table:table-cell>
          <table:table-cell office:value-type="float" office:value="318.371238173759" calcext:value-type="float">
            <text:p>318,371238173759</text:p>
          </table:table-cell>
        </table:table-row>
        <table:table-row table:style-name="ro1">
          <table:table-cell office:value-type="string" calcext:value-type="string">
            <text:p>pat_sel_genetic [50, 20, 0.2] 0.5s</text:p>
          </table:table-cell>
          <table:table-cell office:value-type="float" office:value="44.5073396235545" calcext:value-type="float">
            <text:p>44,5073396235545</text:p>
          </table:table-cell>
          <table:table-cell office:value-type="float" office:value="45.1353117293704" calcext:value-type="float">
            <text:p>45,1353117293704</text:p>
          </table:table-cell>
          <table:table-cell office:value-type="float" office:value="45.4245558951447" calcext:value-type="float">
            <text:p>45,4245558951447</text:p>
          </table:table-cell>
          <table:table-cell office:value-type="float" office:value="45.6393388693128" calcext:value-type="float">
            <text:p>45,6393388693128</text:p>
          </table:table-cell>
          <table:table-cell office:value-type="float" office:value="45.811589085908" calcext:value-type="float">
            <text:p>45,811589085908</text:p>
          </table:table-cell>
          <table:table-cell office:value-type="float" office:value="45.8890635518737" calcext:value-type="float">
            <text:p>45,8890635518737</text:p>
          </table:table-cell>
          <table:table-cell office:value-type="float" office:value="45.9479129286548" calcext:value-type="float">
            <text:p>45,9479129286548</text:p>
          </table:table-cell>
          <table:table-cell office:value-type="float" office:value="318.355111683819" calcext:value-type="float">
            <text:p>318,355111683819</text:p>
          </table:table-cell>
        </table:table-row>
        <table:table-row table:style-name="ro1">
          <table:table-cell office:value-type="string" calcext:value-type="string">
            <text:p>pat_sel_genetic [50, 20, 0.30000000000000004] 0.4s</text:p>
          </table:table-cell>
          <table:table-cell office:value-type="float" office:value="44.4652058147783" calcext:value-type="float">
            <text:p>44,4652058147783</text:p>
          </table:table-cell>
          <table:table-cell office:value-type="float" office:value="45.1231183391748" calcext:value-type="float">
            <text:p>45,1231183391748</text:p>
          </table:table-cell>
          <table:table-cell office:value-type="float" office:value="45.4137661191343" calcext:value-type="float">
            <text:p>45,4137661191343</text:p>
          </table:table-cell>
          <table:table-cell office:value-type="float" office:value="45.6220577514695" calcext:value-type="float">
            <text:p>45,6220577514695</text:p>
          </table:table-cell>
          <table:table-cell office:value-type="float" office:value="45.810089327821" calcext:value-type="float">
            <text:p>45,810089327821</text:p>
          </table:table-cell>
          <table:table-cell office:value-type="float" office:value="45.8976650211042" calcext:value-type="float">
            <text:p>45,8976650211042</text:p>
          </table:table-cell>
          <table:table-cell office:value-type="float" office:value="45.9622350861882" calcext:value-type="float">
            <text:p>45,9622350861882</text:p>
          </table:table-cell>
          <table:table-cell office:value-type="float" office:value="318.29413745967" calcext:value-type="float">
            <text:p>318,29413745967</text:p>
          </table:table-cell>
        </table:table-row>
        <table:table-row table:style-name="ro1">
          <table:table-cell office:value-type="string" calcext:value-type="string">
            <text:p>pat_sel_genetic [50, 20, 0.4] 0.4s</text:p>
          </table:table-cell>
          <table:table-cell office:value-type="float" office:value="44.5124444461391" calcext:value-type="float">
            <text:p>44,5124444461391</text:p>
          </table:table-cell>
          <table:table-cell office:value-type="float" office:value="45.1390269709514" calcext:value-type="float">
            <text:p>45,1390269709514</text:p>
          </table:table-cell>
          <table:table-cell office:value-type="float" office:value="45.4360338617816" calcext:value-type="float">
            <text:p>45,4360338617816</text:p>
          </table:table-cell>
          <table:table-cell office:value-type="float" office:value="45.6540641587049" calcext:value-type="float">
            <text:p>45,6540641587049</text:p>
          </table:table-cell>
          <table:table-cell office:value-type="float" office:value="45.8235379762756" calcext:value-type="float">
            <text:p>45,8235379762756</text:p>
          </table:table-cell>
          <table:table-cell office:value-type="float" office:value="45.9108633520031" calcext:value-type="float">
            <text:p>45,9108633520031</text:p>
          </table:table-cell>
          <table:table-cell office:value-type="float" office:value="45.9584795190908" calcext:value-type="float">
            <text:p>45,9584795190908</text:p>
          </table:table-cell>
          <table:table-cell office:value-type="float" office:value="318.434450284946" calcext:value-type="float">
            <text:p>318,434450284946</text:p>
          </table:table-cell>
        </table:table-row>
        <table:table-row table:style-name="ro1">
          <table:table-cell office:value-type="string" calcext:value-type="string">
            <text:p>pat_sel_genetic [53, 19, 0.2] 0.4s</text:p>
          </table:table-cell>
          <table:table-cell office:value-type="float" office:value="44.4635013604141" calcext:value-type="float">
            <text:p>44,4635013604141</text:p>
          </table:table-cell>
          <table:table-cell office:value-type="float" office:value="45.1242569745554" calcext:value-type="float">
            <text:p>45,1242569745554</text:p>
          </table:table-cell>
          <table:table-cell office:value-type="float" office:value="45.3769702993522" calcext:value-type="float">
            <text:p>45,3769702993522</text:p>
          </table:table-cell>
          <table:table-cell office:value-type="float" office:value="45.6534190113718" calcext:value-type="float">
            <text:p>45,6534190113718</text:p>
          </table:table-cell>
          <table:table-cell office:value-type="float" office:value="45.8321892466445" calcext:value-type="float">
            <text:p>45,8321892466445</text:p>
          </table:table-cell>
          <table:table-cell office:value-type="float" office:value="45.8702192489921" calcext:value-type="float">
            <text:p>45,8702192489921</text:p>
          </table:table-cell>
          <table:table-cell office:value-type="float" office:value="45.9493348235525" calcext:value-type="float">
            <text:p>45,9493348235525</text:p>
          </table:table-cell>
          <table:table-cell office:value-type="float" office:value="318.269890964883" calcext:value-type="float">
            <text:p>318,269890964883</text:p>
          </table:table-cell>
        </table:table-row>
        <table:table-row table:style-name="ro1">
          <table:table-cell office:value-type="string" calcext:value-type="string">
            <text:p>pat_sel_genetic [53, 19, 0.30000000000000004] 0.4s</text:p>
          </table:table-cell>
          <table:table-cell office:value-type="float" office:value="44.4720306468642" calcext:value-type="float">
            <text:p>44,4720306468642</text:p>
          </table:table-cell>
          <table:table-cell office:value-type="float" office:value="45.1412742281683" calcext:value-type="float">
            <text:p>45,1412742281683</text:p>
          </table:table-cell>
          <table:table-cell office:value-type="float" office:value="45.4191233718372" calcext:value-type="float">
            <text:p>45,4191233718372</text:p>
          </table:table-cell>
          <table:table-cell office:value-type="float" office:value="45.6673277405093" calcext:value-type="float">
            <text:p>45,6673277405093</text:p>
          </table:table-cell>
          <table:table-cell office:value-type="float" office:value="45.8255713699595" calcext:value-type="float">
            <text:p>45,8255713699595</text:p>
          </table:table-cell>
          <table:table-cell office:value-type="float" office:value="45.9062797796033" calcext:value-type="float">
            <text:p>45,9062797796033</text:p>
          </table:table-cell>
          <table:table-cell office:value-type="float" office:value="45.9489699449413" calcext:value-type="float">
            <text:p>45,9489699449413</text:p>
          </table:table-cell>
          <table:table-cell office:value-type="float" office:value="318.380577081883" calcext:value-type="float">
            <text:p>318,380577081883</text:p>
          </table:table-cell>
        </table:table-row>
        <table:table-row table:style-name="ro1">
          <table:table-cell office:value-type="string" calcext:value-type="string">
            <text:p>pat_sel_genetic [53, 19, 0.4] 0.4s</text:p>
          </table:table-cell>
          <table:table-cell office:value-type="float" office:value="44.505044386802" calcext:value-type="float">
            <text:p>44,505044386802</text:p>
          </table:table-cell>
          <table:table-cell office:value-type="float" office:value="45.1422116843432" calcext:value-type="float">
            <text:p>45,1422116843432</text:p>
          </table:table-cell>
          <table:table-cell office:value-type="float" office:value="45.4306857145442" calcext:value-type="float">
            <text:p>45,4306857145442</text:p>
          </table:table-cell>
          <table:table-cell office:value-type="float" office:value="45.6090178886392" calcext:value-type="float">
            <text:p>45,6090178886392</text:p>
          </table:table-cell>
          <table:table-cell office:value-type="float" office:value="45.8357189214356" calcext:value-type="float">
            <text:p>45,8357189214356</text:p>
          </table:table-cell>
          <table:table-cell office:value-type="float" office:value="45.8918768958157" calcext:value-type="float">
            <text:p>45,8918768958157</text:p>
          </table:table-cell>
          <table:table-cell office:value-type="float" office:value="45.9375818232461" calcext:value-type="float">
            <text:p>45,9375818232461</text:p>
          </table:table-cell>
          <table:table-cell office:value-type="float" office:value="318.352137314826" calcext:value-type="float">
            <text:p>318,352137314826</text:p>
          </table:table-cell>
        </table:table-row>
        <table:table-row table:style-name="ro1">
          <table:table-cell office:value-type="string" calcext:value-type="string">
            <text:p>pat_sel_genetic [56, 18, 0.2] 0.5s</text:p>
          </table:table-cell>
          <table:table-cell office:value-type="float" office:value="44.494799917511" calcext:value-type="float">
            <text:p>44,494799917511</text:p>
          </table:table-cell>
          <table:table-cell office:value-type="float" office:value="45.1084059433416" calcext:value-type="float">
            <text:p>45,1084059433416</text:p>
          </table:table-cell>
          <table:table-cell office:value-type="float" office:value="45.4315466675105" calcext:value-type="float">
            <text:p>45,4315466675105</text:p>
          </table:table-cell>
          <table:table-cell office:value-type="float" office:value="45.6253038136758" calcext:value-type="float">
            <text:p>45,6253038136758</text:p>
          </table:table-cell>
          <table:table-cell office:value-type="float" office:value="45.8136117060364" calcext:value-type="float">
            <text:p>45,8136117060364</text:p>
          </table:table-cell>
          <table:table-cell office:value-type="float" office:value="45.8855200911223" calcext:value-type="float">
            <text:p>45,8855200911223</text:p>
          </table:table-cell>
          <table:table-cell office:value-type="float" office:value="45.9548926482279" calcext:value-type="float">
            <text:p>45,9548926482279</text:p>
          </table:table-cell>
          <table:table-cell office:value-type="float" office:value="318.314080787426" calcext:value-type="float">
            <text:p>318,314080787426</text:p>
          </table:table-cell>
        </table:table-row>
        <table:table-row table:style-name="ro1">
          <table:table-cell office:value-type="string" calcext:value-type="string">
            <text:p>pat_sel_genetic [56, 18, 0.30000000000000004] 0.5s</text:p>
          </table:table-cell>
          <table:table-cell office:value-type="float" office:value="44.4951180029949" calcext:value-type="float">
            <text:p>44,4951180029949</text:p>
          </table:table-cell>
          <table:table-cell office:value-type="float" office:value="45.1838281589959" calcext:value-type="float">
            <text:p>45,1838281589959</text:p>
          </table:table-cell>
          <table:table-cell office:value-type="float" office:value="45.4121330048496" calcext:value-type="float">
            <text:p>45,4121330048496</text:p>
          </table:table-cell>
          <table:table-cell office:value-type="float" office:value="45.6299446261828" calcext:value-type="float">
            <text:p>45,6299446261828</text:p>
          </table:table-cell>
          <table:table-cell office:value-type="float" office:value="45.7946510679931" calcext:value-type="float">
            <text:p>45,7946510679931</text:p>
          </table:table-cell>
          <table:table-cell office:value-type="float" office:value="45.8789505987823" calcext:value-type="float">
            <text:p>45,8789505987823</text:p>
          </table:table-cell>
          <table:table-cell office:value-type="float" office:value="45.9485097959748" calcext:value-type="float">
            <text:p>45,9485097959748</text:p>
          </table:table-cell>
          <table:table-cell office:value-type="float" office:value="318.343135255773" calcext:value-type="float">
            <text:p>318,343135255773</text:p>
          </table:table-cell>
        </table:table-row>
        <table:table-row table:style-name="ro1">
          <table:table-cell office:value-type="string" calcext:value-type="string">
            <text:p>pat_sel_genetic [56, 18, 0.4] 0.4s</text:p>
          </table:table-cell>
          <table:table-cell office:value-type="float" office:value="44.474569489936" calcext:value-type="float">
            <text:p>44,474569489936</text:p>
          </table:table-cell>
          <table:table-cell office:value-type="float" office:value="45.1573308519512" calcext:value-type="float">
            <text:p>45,1573308519512</text:p>
          </table:table-cell>
          <table:table-cell office:value-type="float" office:value="45.4473788650064" calcext:value-type="float">
            <text:p>45,4473788650064</text:p>
          </table:table-cell>
          <table:table-cell office:value-type="float" office:value="45.6558290811513" calcext:value-type="float">
            <text:p>45,6558290811513</text:p>
          </table:table-cell>
          <table:table-cell office:value-type="float" office:value="45.8261740405822" calcext:value-type="float">
            <text:p>45,8261740405822</text:p>
          </table:table-cell>
          <table:table-cell office:value-type="float" office:value="45.8955776758072" calcext:value-type="float">
            <text:p>45,8955776758072</text:p>
          </table:table-cell>
          <table:table-cell office:value-type="float" office:value="45.9425817942026" calcext:value-type="float">
            <text:p>45,9425817942026</text:p>
          </table:table-cell>
          <table:table-cell office:value-type="float" office:value="318.399441798637" calcext:value-type="float">
            <text:p>318,399441798637</text:p>
          </table:table-cell>
        </table:table-row>
        <table:table-row table:style-name="ro1">
          <table:table-cell office:value-type="string" calcext:value-type="string">
            <text:p>pat_sel_genetic [59, 17, 0.2] 0.4s</text:p>
          </table:table-cell>
          <table:table-cell office:value-type="float" office:value="44.4740550722248" calcext:value-type="float">
            <text:p>44,4740550722248</text:p>
          </table:table-cell>
          <table:table-cell office:value-type="float" office:value="45.1551180067303" calcext:value-type="float">
            <text:p>45,1551180067303</text:p>
          </table:table-cell>
          <table:table-cell office:value-type="float" office:value="45.4244427492816" calcext:value-type="float">
            <text:p>45,4244427492816</text:p>
          </table:table-cell>
          <table:table-cell office:value-type="float" office:value="45.6279729566744" calcext:value-type="float">
            <text:p>45,6279729566744</text:p>
          </table:table-cell>
          <table:table-cell office:value-type="float" office:value="45.8260270148467" calcext:value-type="float">
            <text:p>45,8260270148467</text:p>
          </table:table-cell>
          <table:table-cell office:value-type="float" office:value="45.8916634322316" calcext:value-type="float">
            <text:p>45,8916634322316</text:p>
          </table:table-cell>
          <table:table-cell office:value-type="float" office:value="45.9430358204253" calcext:value-type="float">
            <text:p>45,9430358204253</text:p>
          </table:table-cell>
          <table:table-cell office:value-type="float" office:value="318.342315052415" calcext:value-type="float">
            <text:p>318,342315052415</text:p>
          </table:table-cell>
        </table:table-row>
        <table:table-row table:style-name="ro1">
          <table:table-cell office:value-type="string" calcext:value-type="string">
            <text:p>pat_sel_genetic [59, 17, 0.30000000000000004] 0.4s</text:p>
          </table:table-cell>
          <table:table-cell office:value-type="float" office:value="44.4612908478518" calcext:value-type="float">
            <text:p>44,4612908478518</text:p>
          </table:table-cell>
          <table:table-cell office:value-type="float" office:value="45.1500405929792" calcext:value-type="float">
            <text:p>45,1500405929792</text:p>
          </table:table-cell>
          <table:table-cell office:value-type="float" office:value="45.4232151337447" calcext:value-type="float">
            <text:p>45,4232151337447</text:p>
          </table:table-cell>
          <table:table-cell office:value-type="float" office:value="45.6394613440938" calcext:value-type="float">
            <text:p>45,6394613440938</text:p>
          </table:table-cell>
          <table:table-cell office:value-type="float" office:value="45.8034962378999" calcext:value-type="float">
            <text:p>45,8034962378999</text:p>
          </table:table-cell>
          <table:table-cell office:value-type="float" office:value="45.899515512624" calcext:value-type="float">
            <text:p>45,899515512624</text:p>
          </table:table-cell>
          <table:table-cell office:value-type="float" office:value="45.9546845448921" calcext:value-type="float">
            <text:p>45,9546845448921</text:p>
          </table:table-cell>
          <table:table-cell office:value-type="float" office:value="318.331704214086" calcext:value-type="float">
            <text:p>318,331704214086</text:p>
          </table:table-cell>
        </table:table-row>
        <table:table-row table:style-name="ro1">
          <table:table-cell office:value-type="string" calcext:value-type="string">
            <text:p>pat_sel_genetic [59, 17, 0.4] 0.4s</text:p>
          </table:table-cell>
          <table:table-cell office:value-type="float" office:value="44.4697928412375" calcext:value-type="float">
            <text:p>44,4697928412375</text:p>
          </table:table-cell>
          <table:table-cell office:value-type="float" office:value="45.1148464679449" calcext:value-type="float">
            <text:p>45,1148464679449</text:p>
          </table:table-cell>
          <table:table-cell office:value-type="float" office:value="45.4434668958893" calcext:value-type="float">
            <text:p>45,4434668958893</text:p>
          </table:table-cell>
          <table:table-cell office:value-type="float" office:value="45.6260617626125" calcext:value-type="float">
            <text:p>45,6260617626125</text:p>
          </table:table-cell>
          <table:table-cell office:value-type="float" office:value="45.784068658254" calcext:value-type="float">
            <text:p>45,784068658254</text:p>
          </table:table-cell>
          <table:table-cell office:value-type="float" office:value="45.8935178603134" calcext:value-type="float">
            <text:p>45,8935178603134</text:p>
          </table:table-cell>
          <table:table-cell office:value-type="float" office:value="45.943443022988" calcext:value-type="float">
            <text:p>45,943443022988</text:p>
          </table:table-cell>
          <table:table-cell office:value-type="float" office:value="318.27519750924" calcext:value-type="float">
            <text:p>318,27519750924</text:p>
          </table:table-cell>
        </table:table-row>
        <table:table-row table:style-name="ro1">
          <table:table-cell office:value-type="string" calcext:value-type="string">
            <text:p>pat_sel_genetic [63, 16, 0.2] 0.4s</text:p>
          </table:table-cell>
          <table:table-cell office:value-type="float" office:value="44.4992680528549" calcext:value-type="float">
            <text:p>44,4992680528549</text:p>
          </table:table-cell>
          <table:table-cell office:value-type="float" office:value="45.1240457881581" calcext:value-type="float">
            <text:p>45,1240457881581</text:p>
          </table:table-cell>
          <table:table-cell office:value-type="float" office:value="45.4159503210227" calcext:value-type="float">
            <text:p>45,4159503210227</text:p>
          </table:table-cell>
          <table:table-cell office:value-type="float" office:value="45.6430498399192" calcext:value-type="float">
            <text:p>45,6430498399192</text:p>
          </table:table-cell>
          <table:table-cell office:value-type="float" office:value="45.8222962983418" calcext:value-type="float">
            <text:p>45,8222962983418</text:p>
          </table:table-cell>
          <table:table-cell office:value-type="float" office:value="45.8831539762208" calcext:value-type="float">
            <text:p>45,8831539762208</text:p>
          </table:table-cell>
          <table:table-cell office:value-type="float" office:value="45.9351552013286" calcext:value-type="float">
            <text:p>45,9351552013286</text:p>
          </table:table-cell>
          <table:table-cell office:value-type="float" office:value="318.322919477846" calcext:value-type="float">
            <text:p>318,322919477846</text:p>
          </table:table-cell>
        </table:table-row>
        <table:table-row table:style-name="ro1">
          <table:table-cell office:value-type="string" calcext:value-type="string">
            <text:p>pat_sel_genetic [63, 16, 0.30000000000000004] 0.4s</text:p>
          </table:table-cell>
          <table:table-cell office:value-type="float" office:value="44.4530855779727" calcext:value-type="float">
            <text:p>44,4530855779727</text:p>
          </table:table-cell>
          <table:table-cell office:value-type="float" office:value="45.1285947041864" calcext:value-type="float">
            <text:p>45,1285947041864</text:p>
          </table:table-cell>
          <table:table-cell office:value-type="float" office:value="45.4367220563352" calcext:value-type="float">
            <text:p>45,4367220563352</text:p>
          </table:table-cell>
          <table:table-cell office:value-type="float" office:value="45.623571019323" calcext:value-type="float">
            <text:p>45,623571019323</text:p>
          </table:table-cell>
          <table:table-cell office:value-type="float" office:value="45.8092842335103" calcext:value-type="float">
            <text:p>45,8092842335103</text:p>
          </table:table-cell>
          <table:table-cell office:value-type="float" office:value="45.9011483472479" calcext:value-type="float">
            <text:p>45,9011483472479</text:p>
          </table:table-cell>
          <table:table-cell office:value-type="float" office:value="45.9537188812385" calcext:value-type="float">
            <text:p>45,9537188812385</text:p>
          </table:table-cell>
          <table:table-cell office:value-type="float" office:value="318.306124819814" calcext:value-type="float">
            <text:p>318,306124819814</text:p>
          </table:table-cell>
        </table:table-row>
        <table:table-row table:style-name="ro1">
          <table:table-cell office:value-type="string" calcext:value-type="string">
            <text:p>pat_sel_genetic [63, 16, 0.4] 0.5s</text:p>
          </table:table-cell>
          <table:table-cell office:value-type="float" office:value="44.4978355993401" calcext:value-type="float">
            <text:p>44,4978355993401</text:p>
          </table:table-cell>
          <table:table-cell office:value-type="float" office:value="45.0978899843571" calcext:value-type="float">
            <text:p>45,0978899843571</text:p>
          </table:table-cell>
          <table:table-cell office:value-type="float" office:value="45.4508979006299" calcext:value-type="float">
            <text:p>45,4508979006299</text:p>
          </table:table-cell>
          <table:table-cell office:value-type="float" office:value="45.6479693500811" calcext:value-type="float">
            <text:p>45,6479693500811</text:p>
          </table:table-cell>
          <table:table-cell office:value-type="float" office:value="45.7917132676968" calcext:value-type="float">
            <text:p>45,7917132676968</text:p>
          </table:table-cell>
          <table:table-cell office:value-type="float" office:value="45.8963915768648" calcext:value-type="float">
            <text:p>45,8963915768648</text:p>
          </table:table-cell>
          <table:table-cell office:value-type="float" office:value="45.9582402217288" calcext:value-type="float">
            <text:p>45,9582402217288</text:p>
          </table:table-cell>
          <table:table-cell office:value-type="float" office:value="318.340937900699" calcext:value-type="float">
            <text:p>318,340937900699</text:p>
          </table:table-cell>
        </table:table-row>
        <table:table-row table:style-name="ro1">
          <table:table-cell office:value-type="string" calcext:value-type="string">
            <text:p>pat_sel_genetic [67, 15, 0.2] 0.5s</text:p>
          </table:table-cell>
          <table:table-cell office:value-type="float" office:value="44.4725539070215" calcext:value-type="float">
            <text:p>44,4725539070215</text:p>
          </table:table-cell>
          <table:table-cell office:value-type="float" office:value="45.1070044536045" calcext:value-type="float">
            <text:p>45,1070044536045</text:p>
          </table:table-cell>
          <table:table-cell office:value-type="float" office:value="45.4288804521881" calcext:value-type="float">
            <text:p>45,4288804521881</text:p>
          </table:table-cell>
          <table:table-cell office:value-type="float" office:value="45.6297116397979" calcext:value-type="float">
            <text:p>45,6297116397979</text:p>
          </table:table-cell>
          <table:table-cell office:value-type="float" office:value="45.8064418156098" calcext:value-type="float">
            <text:p>45,8064418156098</text:p>
          </table:table-cell>
          <table:table-cell office:value-type="float" office:value="45.9036575462291" calcext:value-type="float">
            <text:p>45,9036575462291</text:p>
          </table:table-cell>
          <table:table-cell office:value-type="float" office:value="45.9380032730526" calcext:value-type="float">
            <text:p>45,9380032730526</text:p>
          </table:table-cell>
          <table:table-cell office:value-type="float" office:value="318.286253087504" calcext:value-type="float">
            <text:p>318,286253087504</text:p>
          </table:table-cell>
        </table:table-row>
        <table:table-row table:style-name="ro1">
          <table:table-cell office:value-type="string" calcext:value-type="string">
            <text:p>pat_sel_genetic [67, 15, 0.30000000000000004] 0.4s</text:p>
          </table:table-cell>
          <table:table-cell office:value-type="float" office:value="44.5060629771987" calcext:value-type="float">
            <text:p>44,5060629771987</text:p>
          </table:table-cell>
          <table:table-cell office:value-type="float" office:value="45.0856218028365" calcext:value-type="float">
            <text:p>45,0856218028365</text:p>
          </table:table-cell>
          <table:table-cell office:value-type="float" office:value="45.4364533266101" calcext:value-type="float">
            <text:p>45,4364533266101</text:p>
          </table:table-cell>
          <table:table-cell office:value-type="float" office:value="45.6628495036596" calcext:value-type="float">
            <text:p>45,6628495036596</text:p>
          </table:table-cell>
          <table:table-cell office:value-type="float" office:value="45.7963382706866" calcext:value-type="float">
            <text:p>45,7963382706866</text:p>
          </table:table-cell>
          <table:table-cell office:value-type="float" office:value="45.8865566677888" calcext:value-type="float">
            <text:p>45,8865566677888</text:p>
          </table:table-cell>
          <table:table-cell office:value-type="float" office:value="45.9211514026125" calcext:value-type="float">
            <text:p>45,9211514026125</text:p>
          </table:table-cell>
          <table:table-cell office:value-type="float" office:value="318.295033951393" calcext:value-type="float">
            <text:p>318,295033951393</text:p>
          </table:table-cell>
        </table:table-row>
        <table:table-row table:style-name="ro1">
          <table:table-cell office:value-type="string" calcext:value-type="string">
            <text:p>pat_sel_genetic [67, 15, 0.4] 0.5s</text:p>
          </table:table-cell>
          <table:table-cell office:value-type="float" office:value="44.4752462422864" calcext:value-type="float">
            <text:p>44,4752462422864</text:p>
          </table:table-cell>
          <table:table-cell office:value-type="float" office:value="45.1273251608912" calcext:value-type="float">
            <text:p>45,1273251608912</text:p>
          </table:table-cell>
          <table:table-cell office:value-type="float" office:value="45.4490467405581" calcext:value-type="float">
            <text:p>45,4490467405581</text:p>
          </table:table-cell>
          <table:table-cell office:value-type="float" office:value="45.6513472185213" calcext:value-type="float">
            <text:p>45,6513472185213</text:p>
          </table:table-cell>
          <table:table-cell office:value-type="float" office:value="45.8031056513881" calcext:value-type="float">
            <text:p>45,8031056513881</text:p>
          </table:table-cell>
          <table:table-cell office:value-type="float" office:value="45.8942829910487" calcext:value-type="float">
            <text:p>45,8942829910487</text:p>
          </table:table-cell>
          <table:table-cell office:value-type="float" office:value="45.9409721055166" calcext:value-type="float">
            <text:p>45,9409721055166</text:p>
          </table:table-cell>
          <table:table-cell office:value-type="float" office:value="318.34132611021" calcext:value-type="float">
            <text:p>318,34132611021</text:p>
          </table:table-cell>
        </table:table-row>
        <table:table-row table:style-name="ro1">
          <table:table-cell office:value-type="string" calcext:value-type="string">
            <text:p>pat_sel_genetic [72, 14, 0.2] 0.4s</text:p>
          </table:table-cell>
          <table:table-cell office:value-type="float" office:value="44.4719714784377" calcext:value-type="float">
            <text:p>44,4719714784377</text:p>
          </table:table-cell>
          <table:table-cell office:value-type="float" office:value="45.117116806766" calcext:value-type="float">
            <text:p>45,117116806766</text:p>
          </table:table-cell>
          <table:table-cell office:value-type="float" office:value="45.4367381003957" calcext:value-type="float">
            <text:p>45,4367381003957</text:p>
          </table:table-cell>
          <table:table-cell office:value-type="float" office:value="45.6477076067879" calcext:value-type="float">
            <text:p>45,6477076067879</text:p>
          </table:table-cell>
          <table:table-cell office:value-type="float" office:value="45.801191776368" calcext:value-type="float">
            <text:p>45,801191776368</text:p>
          </table:table-cell>
          <table:table-cell office:value-type="float" office:value="45.894434043589" calcext:value-type="float">
            <text:p>45,894434043589</text:p>
          </table:table-cell>
          <table:table-cell office:value-type="float" office:value="45.9378370069758" calcext:value-type="float">
            <text:p>45,9378370069758</text:p>
          </table:table-cell>
          <table:table-cell office:value-type="float" office:value="318.30699681932" calcext:value-type="float">
            <text:p>318,30699681932</text:p>
          </table:table-cell>
        </table:table-row>
        <table:table-row table:style-name="ro1">
          <table:table-cell office:value-type="string" calcext:value-type="string">
            <text:p>pat_sel_genetic [72, 14, 0.30000000000000004] 0.4s</text:p>
          </table:table-cell>
          <table:table-cell office:value-type="float" office:value="44.4873509228866" calcext:value-type="float">
            <text:p>44,4873509228866</text:p>
          </table:table-cell>
          <table:table-cell office:value-type="float" office:value="45.1346890983292" calcext:value-type="float">
            <text:p>45,1346890983292</text:p>
          </table:table-cell>
          <table:table-cell office:value-type="float" office:value="45.4436810124735" calcext:value-type="float">
            <text:p>45,4436810124735</text:p>
          </table:table-cell>
          <table:table-cell office:value-type="float" office:value="45.6529086619375" calcext:value-type="float">
            <text:p>45,6529086619375</text:p>
          </table:table-cell>
          <table:table-cell office:value-type="float" office:value="45.7996486966059" calcext:value-type="float">
            <text:p>45,7996486966059</text:p>
          </table:table-cell>
          <table:table-cell office:value-type="float" office:value="45.8778558133479" calcext:value-type="float">
            <text:p>45,8778558133479</text:p>
          </table:table-cell>
          <table:table-cell office:value-type="float" office:value="45.9394740343369" calcext:value-type="float">
            <text:p>45,9394740343369</text:p>
          </table:table-cell>
          <table:table-cell office:value-type="float" office:value="318.335608239918" calcext:value-type="float">
            <text:p>318,335608239918</text:p>
          </table:table-cell>
        </table:table-row>
        <table:table-row table:style-name="ro1">
          <table:table-cell office:value-type="string" calcext:value-type="string">
            <text:p>pat_sel_genetic [72, 14, 0.4] 0.4s</text:p>
          </table:table-cell>
          <table:table-cell office:value-type="float" office:value="44.4612251803331" calcext:value-type="float">
            <text:p>44,4612251803331</text:p>
          </table:table-cell>
          <table:table-cell office:value-type="float" office:value="45.129562213876" calcext:value-type="float">
            <text:p>45,129562213876</text:p>
          </table:table-cell>
          <table:table-cell office:value-type="float" office:value="45.4429426395248" calcext:value-type="float">
            <text:p>45,4429426395248</text:p>
          </table:table-cell>
          <table:table-cell office:value-type="float" office:value="45.6259525526322" calcext:value-type="float">
            <text:p>45,6259525526322</text:p>
          </table:table-cell>
          <table:table-cell office:value-type="float" office:value="45.7945512380577" calcext:value-type="float">
            <text:p>45,7945512380577</text:p>
          </table:table-cell>
          <table:table-cell office:value-type="float" office:value="45.9022235880759" calcext:value-type="float">
            <text:p>45,9022235880759</text:p>
          </table:table-cell>
          <table:table-cell office:value-type="float" office:value="45.9390983689726" calcext:value-type="float">
            <text:p>45,9390983689726</text:p>
          </table:table-cell>
          <table:table-cell office:value-type="float" office:value="318.295555781472" calcext:value-type="float">
            <text:p>318,295555781472</text:p>
          </table:table-cell>
        </table:table-row>
        <table:table-row table:style-name="ro1">
          <table:table-cell office:value-type="string" calcext:value-type="string">
            <text:p>pat_sel_genetic [77, 13, 0.2] 0.4s</text:p>
          </table:table-cell>
          <table:table-cell office:value-type="float" office:value="44.4877022218132" calcext:value-type="float">
            <text:p>44,4877022218132</text:p>
          </table:table-cell>
          <table:table-cell office:value-type="float" office:value="45.1411355605719" calcext:value-type="float">
            <text:p>45,1411355605719</text:p>
          </table:table-cell>
          <table:table-cell office:value-type="float" office:value="45.4369272895671" calcext:value-type="float">
            <text:p>45,4369272895671</text:p>
          </table:table-cell>
          <table:table-cell office:value-type="float" office:value="45.6647474316996" calcext:value-type="float">
            <text:p>45,6647474316996</text:p>
          </table:table-cell>
          <table:table-cell office:value-type="float" office:value="45.7836464860286" calcext:value-type="float">
            <text:p>45,7836464860286</text:p>
          </table:table-cell>
          <table:table-cell office:value-type="float" office:value="45.8905917587834" calcext:value-type="float">
            <text:p>45,8905917587834</text:p>
          </table:table-cell>
          <table:table-cell office:value-type="float" office:value="45.9266738638708" calcext:value-type="float">
            <text:p>45,9266738638708</text:p>
          </table:table-cell>
          <table:table-cell office:value-type="float" office:value="318.331424612334" calcext:value-type="float">
            <text:p>318,331424612334</text:p>
          </table:table-cell>
        </table:table-row>
        <table:table-row table:style-name="ro1">
          <table:table-cell office:value-type="string" calcext:value-type="string">
            <text:p>pat_sel_genetic [77, 13, 0.30000000000000004] 0.4s</text:p>
          </table:table-cell>
          <table:table-cell office:value-type="float" office:value="44.4964052494744" calcext:value-type="float">
            <text:p>44,4964052494744</text:p>
          </table:table-cell>
          <table:table-cell office:value-type="float" office:value="45.1064353594488" calcext:value-type="float">
            <text:p>45,1064353594488</text:p>
          </table:table-cell>
          <table:table-cell office:value-type="float" office:value="45.4553496875418" calcext:value-type="float">
            <text:p>45,4553496875418</text:p>
          </table:table-cell>
          <table:table-cell office:value-type="float" office:value="45.6602444997575" calcext:value-type="float">
            <text:p>45,6602444997575</text:p>
          </table:table-cell>
          <table:table-cell office:value-type="float" office:value="45.7832550142416" calcext:value-type="float">
            <text:p>45,7832550142416</text:p>
          </table:table-cell>
          <table:table-cell office:value-type="float" office:value="45.8809321823057" calcext:value-type="float">
            <text:p>45,8809321823057</text:p>
          </table:table-cell>
          <table:table-cell office:value-type="float" office:value="45.9371482957352" calcext:value-type="float">
            <text:p>45,9371482957352</text:p>
          </table:table-cell>
          <table:table-cell office:value-type="float" office:value="318.319770288505" calcext:value-type="float">
            <text:p>318,319770288505</text:p>
          </table:table-cell>
        </table:table-row>
        <table:table-row table:style-name="ro1">
          <table:table-cell office:value-type="string" calcext:value-type="string">
            <text:p>pat_sel_genetic [77, 13, 0.4] 0.4s</text:p>
          </table:table-cell>
          <table:table-cell office:value-type="float" office:value="44.4903149210791" calcext:value-type="float">
            <text:p>44,4903149210791</text:p>
          </table:table-cell>
          <table:table-cell office:value-type="float" office:value="45.1043784417627" calcext:value-type="float">
            <text:p>45,1043784417627</text:p>
          </table:table-cell>
          <table:table-cell office:value-type="float" office:value="45.4284087204921" calcext:value-type="float">
            <text:p>45,4284087204921</text:p>
          </table:table-cell>
          <table:table-cell office:value-type="float" office:value="45.6417794816165" calcext:value-type="float">
            <text:p>45,6417794816165</text:p>
          </table:table-cell>
          <table:table-cell office:value-type="float" office:value="45.7823521165464" calcext:value-type="float">
            <text:p>45,7823521165464</text:p>
          </table:table-cell>
          <table:table-cell office:value-type="float" office:value="45.8380502431802" calcext:value-type="float">
            <text:p>45,8380502431802</text:p>
          </table:table-cell>
          <table:table-cell office:value-type="float" office:value="45.9221331269833" calcext:value-type="float">
            <text:p>45,9221331269833</text:p>
          </table:table-cell>
          <table:table-cell office:value-type="float" office:value="318.20741705166" calcext:value-type="float">
            <text:p>318,20741705166</text:p>
          </table:table-cell>
        </table:table-row>
        <table:table-row table:style-name="ro1">
          <table:table-cell office:value-type="string" calcext:value-type="string">
            <text:p>pat_sel_genetic [84, 12, 0.2] 0.4s</text:p>
          </table:table-cell>
          <table:table-cell office:value-type="float" office:value="44.4737928086712" calcext:value-type="float">
            <text:p>44,4737928086712</text:p>
          </table:table-cell>
          <table:table-cell office:value-type="float" office:value="45.169153954081" calcext:value-type="float">
            <text:p>45,169153954081</text:p>
          </table:table-cell>
          <table:table-cell office:value-type="float" office:value="45.4390560688869" calcext:value-type="float">
            <text:p>45,4390560688869</text:p>
          </table:table-cell>
          <table:table-cell office:value-type="float" office:value="45.6416695488845" calcext:value-type="float">
            <text:p>45,6416695488845</text:p>
          </table:table-cell>
          <table:table-cell office:value-type="float" office:value="45.8048695868609" calcext:value-type="float">
            <text:p>45,8048695868609</text:p>
          </table:table-cell>
          <table:table-cell office:value-type="float" office:value="45.8856895848684" calcext:value-type="float">
            <text:p>45,8856895848684</text:p>
          </table:table-cell>
          <table:table-cell office:value-type="float" office:value="45.9264821824378" calcext:value-type="float">
            <text:p>45,9264821824378</text:p>
          </table:table-cell>
          <table:table-cell office:value-type="float" office:value="318.340713734691" calcext:value-type="float">
            <text:p>318,340713734691</text:p>
          </table:table-cell>
        </table:table-row>
        <table:table-row table:style-name="ro1">
          <table:table-cell office:value-type="string" calcext:value-type="string">
            <text:p>pat_sel_genetic [84, 12, 0.30000000000000004] 0.5s</text:p>
          </table:table-cell>
          <table:table-cell office:value-type="float" office:value="44.4626682339717" calcext:value-type="float">
            <text:p>44,4626682339717</text:p>
          </table:table-cell>
          <table:table-cell office:value-type="float" office:value="45.1710681520039" calcext:value-type="float">
            <text:p>45,1710681520039</text:p>
          </table:table-cell>
          <table:table-cell office:value-type="float" office:value="45.4156561191794" calcext:value-type="float">
            <text:p>45,4156561191794</text:p>
          </table:table-cell>
          <table:table-cell office:value-type="float" office:value="45.6607557169558" calcext:value-type="float">
            <text:p>45,6607557169558</text:p>
          </table:table-cell>
          <table:table-cell office:value-type="float" office:value="45.7827876303102" calcext:value-type="float">
            <text:p>45,7827876303102</text:p>
          </table:table-cell>
          <table:table-cell office:value-type="float" office:value="45.8809200263728" calcext:value-type="float">
            <text:p>45,8809200263728</text:p>
          </table:table-cell>
          <table:table-cell office:value-type="float" office:value="45.9319314010495" calcext:value-type="float">
            <text:p>45,9319314010495</text:p>
          </table:table-cell>
          <table:table-cell office:value-type="float" office:value="318.305787279843" calcext:value-type="float">
            <text:p>318,305787279843</text:p>
          </table:table-cell>
        </table:table-row>
        <table:table-row table:style-name="ro1">
          <table:table-cell office:value-type="string" calcext:value-type="string">
            <text:p>pat_sel_genetic [84, 12, 0.4] 0.5s</text:p>
          </table:table-cell>
          <table:table-cell office:value-type="float" office:value="44.4875727366224" calcext:value-type="float">
            <text:p>44,4875727366224</text:p>
          </table:table-cell>
          <table:table-cell office:value-type="float" office:value="45.151665740236" calcext:value-type="float">
            <text:p>45,151665740236</text:p>
          </table:table-cell>
          <table:table-cell office:value-type="float" office:value="45.4284925986063" calcext:value-type="float">
            <text:p>45,4284925986063</text:p>
          </table:table-cell>
          <table:table-cell office:value-type="float" office:value="45.643626098577" calcext:value-type="float">
            <text:p>45,643626098577</text:p>
          </table:table-cell>
          <table:table-cell office:value-type="float" office:value="45.8019197082917" calcext:value-type="float">
            <text:p>45,8019197082917</text:p>
          </table:table-cell>
          <table:table-cell office:value-type="float" office:value="45.8479659736056" calcext:value-type="float">
            <text:p>45,8479659736056</text:p>
          </table:table-cell>
          <table:table-cell office:value-type="float" office:value="45.9101186427563" calcext:value-type="float">
            <text:p>45,9101186427563</text:p>
          </table:table-cell>
          <table:table-cell office:value-type="float" office:value="318.271361498695" calcext:value-type="float">
            <text:p>318,271361498695</text:p>
          </table:table-cell>
        </table:table-row>
        <table:table-row table:style-name="ro1">
          <table:table-cell office:value-type="string" calcext:value-type="string">
            <text:p>pat_sel_genetic [91, 11, 0.2] 0.5s</text:p>
          </table:table-cell>
          <table:table-cell office:value-type="float" office:value="44.4822587730026" calcext:value-type="float">
            <text:p>44,4822587730026</text:p>
          </table:table-cell>
          <table:table-cell office:value-type="float" office:value="45.1463735580711" calcext:value-type="float">
            <text:p>45,1463735580711</text:p>
          </table:table-cell>
          <table:table-cell office:value-type="float" office:value="45.4408112244179" calcext:value-type="float">
            <text:p>45,4408112244179</text:p>
          </table:table-cell>
          <table:table-cell office:value-type="float" office:value="45.6432498259828" calcext:value-type="float">
            <text:p>45,6432498259828</text:p>
          </table:table-cell>
          <table:table-cell office:value-type="float" office:value="45.7617679768184" calcext:value-type="float">
            <text:p>45,7617679768184</text:p>
          </table:table-cell>
          <table:table-cell office:value-type="float" office:value="45.8632081749289" calcext:value-type="float">
            <text:p>45,8632081749289</text:p>
          </table:table-cell>
          <table:table-cell office:value-type="float" office:value="45.9266072135787" calcext:value-type="float">
            <text:p>45,9266072135787</text:p>
          </table:table-cell>
          <table:table-cell office:value-type="float" office:value="318.264276746801" calcext:value-type="float">
            <text:p>318,264276746801</text:p>
          </table:table-cell>
        </table:table-row>
        <table:table-row table:style-name="ro1">
          <table:table-cell office:value-type="string" calcext:value-type="string">
            <text:p>pat_sel_genetic [91, 11, 0.30000000000000004] 0.5s</text:p>
          </table:table-cell>
          <table:table-cell office:value-type="float" office:value="44.4715016676282" calcext:value-type="float">
            <text:p>44,4715016676282</text:p>
          </table:table-cell>
          <table:table-cell office:value-type="float" office:value="45.1325330267442" calcext:value-type="float">
            <text:p>45,1325330267442</text:p>
          </table:table-cell>
          <table:table-cell office:value-type="float" office:value="45.4572563946028" calcext:value-type="float">
            <text:p>45,4572563946028</text:p>
          </table:table-cell>
          <table:table-cell office:value-type="float" office:value="45.6152330037811" calcext:value-type="float">
            <text:p>45,6152330037811</text:p>
          </table:table-cell>
          <table:table-cell office:value-type="float" office:value="45.7436540459427" calcext:value-type="float">
            <text:p>45,7436540459427</text:p>
          </table:table-cell>
          <table:table-cell office:value-type="float" office:value="45.8823504264788" calcext:value-type="float">
            <text:p>45,8823504264788</text:p>
          </table:table-cell>
          <table:table-cell office:value-type="float" office:value="45.9013097065537" calcext:value-type="float">
            <text:p>45,9013097065537</text:p>
          </table:table-cell>
          <table:table-cell office:value-type="float" office:value="318.203838271731" calcext:value-type="float">
            <text:p>318,203838271731</text:p>
          </table:table-cell>
        </table:table-row>
        <table:table-row table:style-name="ro1">
          <table:table-cell office:value-type="string" calcext:value-type="string">
            <text:p>pat_sel_genetic [91, 11, 0.4] 0.4s</text:p>
          </table:table-cell>
          <table:table-cell office:value-type="float" office:value="44.5025948519262" calcext:value-type="float">
            <text:p>44,5025948519262</text:p>
          </table:table-cell>
          <table:table-cell office:value-type="float" office:value="45.1114311960012" calcext:value-type="float">
            <text:p>45,1114311960012</text:p>
          </table:table-cell>
          <table:table-cell office:value-type="float" office:value="45.4375933796309" calcext:value-type="float">
            <text:p>45,4375933796309</text:p>
          </table:table-cell>
          <table:table-cell office:value-type="float" office:value="45.6286869353197" calcext:value-type="float">
            <text:p>45,6286869353197</text:p>
          </table:table-cell>
          <table:table-cell office:value-type="float" office:value="45.7556206069163" calcext:value-type="float">
            <text:p>45,7556206069163</text:p>
          </table:table-cell>
          <table:table-cell office:value-type="float" office:value="45.8394096837896" calcext:value-type="float">
            <text:p>45,8394096837896</text:p>
          </table:table-cell>
          <table:table-cell office:value-type="float" office:value="45.9288938228849" calcext:value-type="float">
            <text:p>45,9288938228849</text:p>
          </table:table-cell>
          <table:table-cell office:value-type="float" office:value="318.204230476469" calcext:value-type="float">
            <text:p>318,204230476469</text:p>
          </table:table-cell>
        </table:table-row>
        <table:table-row table:style-name="ro1">
          <table:table-cell office:value-type="string" calcext:value-type="string">
            <text:p>pat_sel_genetic [100, 10, 0.2] 0.4s</text:p>
          </table:table-cell>
          <table:table-cell office:value-type="float" office:value="44.4577018355063" calcext:value-type="float">
            <text:p>44,4577018355063</text:p>
          </table:table-cell>
          <table:table-cell office:value-type="float" office:value="45.1144092781875" calcext:value-type="float">
            <text:p>45,1144092781875</text:p>
          </table:table-cell>
          <table:table-cell office:value-type="float" office:value="45.4137778609677" calcext:value-type="float">
            <text:p>45,4137778609677</text:p>
          </table:table-cell>
          <table:table-cell office:value-type="float" office:value="45.658882314186" calcext:value-type="float">
            <text:p>45,658882314186</text:p>
          </table:table-cell>
          <table:table-cell office:value-type="float" office:value="45.816977997599" calcext:value-type="float">
            <text:p>45,816977997599</text:p>
          </table:table-cell>
          <table:table-cell office:value-type="float" office:value="45.8776426253619" calcext:value-type="float">
            <text:p>45,8776426253619</text:p>
          </table:table-cell>
          <table:table-cell office:value-type="float" office:value="45.9231495919619" calcext:value-type="float">
            <text:p>45,9231495919619</text:p>
          </table:table-cell>
          <table:table-cell office:value-type="float" office:value="318.26254150377" calcext:value-type="float">
            <text:p>318,26254150377</text:p>
          </table:table-cell>
        </table:table-row>
        <table:table-row table:style-name="ro1">
          <table:table-cell office:value-type="string" calcext:value-type="string">
            <text:p>pat_sel_genetic [100, 10, 0.30000000000000004] 0.5s</text:p>
          </table:table-cell>
          <table:table-cell office:value-type="float" office:value="44.4658244684451" calcext:value-type="float">
            <text:p>44,4658244684451</text:p>
          </table:table-cell>
          <table:table-cell office:value-type="float" office:value="45.1199028615098" calcext:value-type="float">
            <text:p>45,1199028615098</text:p>
          </table:table-cell>
          <table:table-cell office:value-type="float" office:value="45.4464934711551" calcext:value-type="float">
            <text:p>45,4464934711551</text:p>
          </table:table-cell>
          <table:table-cell office:value-type="float" office:value="45.6387690970139" calcext:value-type="float">
            <text:p>45,6387690970139</text:p>
          </table:table-cell>
          <table:table-cell office:value-type="float" office:value="45.7928443699112" calcext:value-type="float">
            <text:p>45,7928443699112</text:p>
          </table:table-cell>
          <table:table-cell office:value-type="float" office:value="45.8820067041458" calcext:value-type="float">
            <text:p>45,8820067041458</text:p>
          </table:table-cell>
          <table:table-cell office:value-type="float" office:value="45.89958709541" calcext:value-type="float">
            <text:p>45,89958709541</text:p>
          </table:table-cell>
          <table:table-cell office:value-type="float" office:value="318.245428067591" calcext:value-type="float">
            <text:p>318,245428067591</text:p>
          </table:table-cell>
        </table:table-row>
        <table:table-row table:style-name="ro1">
          <table:table-cell office:value-type="string" calcext:value-type="string">
            <text:p>pat_sel_genetic [100, 10, 0.4] 0.4s</text:p>
          </table:table-cell>
          <table:table-cell office:value-type="float" office:value="44.5008928279061" calcext:value-type="float">
            <text:p>44,5008928279061</text:p>
          </table:table-cell>
          <table:table-cell office:value-type="float" office:value="45.1344845834542" calcext:value-type="float">
            <text:p>45,1344845834542</text:p>
          </table:table-cell>
          <table:table-cell office:value-type="float" office:value="45.3975141545128" calcext:value-type="float">
            <text:p>45,3975141545128</text:p>
          </table:table-cell>
          <table:table-cell office:value-type="float" office:value="45.6511015803807" calcext:value-type="float">
            <text:p>45,6511015803807</text:p>
          </table:table-cell>
          <table:table-cell office:value-type="float" office:value="45.7331742979686" calcext:value-type="float">
            <text:p>45,7331742979686</text:p>
          </table:table-cell>
          <table:table-cell office:value-type="float" office:value="45.8565627708489" calcext:value-type="float">
            <text:p>45,8565627708489</text:p>
          </table:table-cell>
          <table:table-cell office:value-type="float" office:value="45.9062885488342" calcext:value-type="float">
            <text:p>45,9062885488342</text:p>
          </table:table-cell>
          <table:table-cell office:value-type="float" office:value="318.180018763906" calcext:value-type="float">
            <text:p>318,180018763906</text:p>
          </table:table-cell>
        </table:table-row>
        <table:table-row table:style-name="ro1">
          <table:table-cell office:value-type="string" calcext:value-type="string">
            <text:p>pat_sel_genetic [111, 9, 0.2] 0.4s</text:p>
          </table:table-cell>
          <table:table-cell office:value-type="float" office:value="44.4927949352383" calcext:value-type="float">
            <text:p>44,4927949352383</text:p>
          </table:table-cell>
          <table:table-cell office:value-type="float" office:value="45.1663728416685" calcext:value-type="float">
            <text:p>45,1663728416685</text:p>
          </table:table-cell>
          <table:table-cell office:value-type="float" office:value="45.465020338924" calcext:value-type="float">
            <text:p>45,465020338924</text:p>
          </table:table-cell>
          <table:table-cell office:value-type="float" office:value="45.5952649280786" calcext:value-type="float">
            <text:p>45,5952649280786</text:p>
          </table:table-cell>
          <table:table-cell office:value-type="float" office:value="45.7430714381563" calcext:value-type="float">
            <text:p>45,7430714381563</text:p>
          </table:table-cell>
          <table:table-cell office:value-type="float" office:value="45.8394443908325" calcext:value-type="float">
            <text:p>45,8394443908325</text:p>
          </table:table-cell>
          <table:table-cell office:value-type="float" office:value="45.916663042412" calcext:value-type="float">
            <text:p>45,916663042412</text:p>
          </table:table-cell>
          <table:table-cell office:value-type="float" office:value="318.21863191531" calcext:value-type="float">
            <text:p>318,21863191531</text:p>
          </table:table-cell>
        </table:table-row>
        <table:table-row table:style-name="ro1">
          <table:table-cell office:value-type="string" calcext:value-type="string">
            <text:p>pat_sel_genetic [111, 9, 0.30000000000000004] 0.4s</text:p>
          </table:table-cell>
          <table:table-cell office:value-type="float" office:value="44.4956695796291" calcext:value-type="float">
            <text:p>44,4956695796291</text:p>
          </table:table-cell>
          <table:table-cell office:value-type="float" office:value="45.0924108890196" calcext:value-type="float">
            <text:p>45,0924108890196</text:p>
          </table:table-cell>
          <table:table-cell office:value-type="float" office:value="45.414482512408" calcext:value-type="float">
            <text:p>45,414482512408</text:p>
          </table:table-cell>
          <table:table-cell office:value-type="float" office:value="45.6296664091758" calcext:value-type="float">
            <text:p>45,6296664091758</text:p>
          </table:table-cell>
          <table:table-cell office:value-type="float" office:value="45.784739205259" calcext:value-type="float">
            <text:p>45,784739205259</text:p>
          </table:table-cell>
          <table:table-cell office:value-type="float" office:value="45.8609615742812" calcext:value-type="float">
            <text:p>45,8609615742812</text:p>
          </table:table-cell>
          <table:table-cell office:value-type="float" office:value="45.893914466376" calcext:value-type="float">
            <text:p>45,893914466376</text:p>
          </table:table-cell>
          <table:table-cell office:value-type="float" office:value="318.171844636149" calcext:value-type="float">
            <text:p>318,171844636149</text:p>
          </table:table-cell>
        </table:table-row>
        <table:table-row table:style-name="ro1">
          <table:table-cell office:value-type="string" calcext:value-type="string">
            <text:p>pat_sel_genetic [111, 9, 0.4] 0.4s</text:p>
          </table:table-cell>
          <table:table-cell office:value-type="float" office:value="44.4916293806466" calcext:value-type="float">
            <text:p>44,4916293806466</text:p>
          </table:table-cell>
          <table:table-cell office:value-type="float" office:value="45.0961052061664" calcext:value-type="float">
            <text:p>45,0961052061664</text:p>
          </table:table-cell>
          <table:table-cell office:value-type="float" office:value="45.4193209722222" calcext:value-type="float">
            <text:p>45,4193209722222</text:p>
          </table:table-cell>
          <table:table-cell office:value-type="float" office:value="45.6031518878817" calcext:value-type="float">
            <text:p>45,6031518878817</text:p>
          </table:table-cell>
          <table:table-cell office:value-type="float" office:value="45.7266591266831" calcext:value-type="float">
            <text:p>45,7266591266831</text:p>
          </table:table-cell>
          <table:table-cell office:value-type="float" office:value="45.838155073107" calcext:value-type="float">
            <text:p>45,838155073107</text:p>
          </table:table-cell>
          <table:table-cell office:value-type="float" office:value="45.8803231629468" calcext:value-type="float">
            <text:p>45,8803231629468</text:p>
          </table:table-cell>
          <table:table-cell office:value-type="float" office:value="318.055344809654" calcext:value-type="float">
            <text:p>318,055344809654</text:p>
          </table:table-cell>
        </table:table-row>
        <table:table-row table:style-name="ro1">
          <table:table-cell office:value-type="string" calcext:value-type="string">
            <text:p>pat_sel_genetic [112, 9, 0.2] 0.5s</text:p>
          </table:table-cell>
          <table:table-cell office:value-type="float" office:value="44.5039563640421" calcext:value-type="float">
            <text:p>44,5039563640421</text:p>
          </table:table-cell>
          <table:table-cell office:value-type="float" office:value="45.135826382699" calcext:value-type="float">
            <text:p>45,135826382699</text:p>
          </table:table-cell>
          <table:table-cell office:value-type="float" office:value="45.4466562622592" calcext:value-type="float">
            <text:p>45,4466562622592</text:p>
          </table:table-cell>
          <table:table-cell office:value-type="float" office:value="45.644968156755" calcext:value-type="float">
            <text:p>45,644968156755</text:p>
          </table:table-cell>
          <table:table-cell office:value-type="float" office:value="45.7385201901242" calcext:value-type="float">
            <text:p>45,7385201901242</text:p>
          </table:table-cell>
          <table:table-cell office:value-type="float" office:value="45.8628909189907" calcext:value-type="float">
            <text:p>45,8628909189907</text:p>
          </table:table-cell>
          <table:table-cell office:value-type="float" office:value="45.8867647979797" calcext:value-type="float">
            <text:p>45,8867647979797</text:p>
          </table:table-cell>
          <table:table-cell office:value-type="float" office:value="318.21958307285" calcext:value-type="float">
            <text:p>318,21958307285</text:p>
          </table:table-cell>
        </table:table-row>
        <table:table-row table:style-name="ro1">
          <table:table-cell office:value-type="string" calcext:value-type="string">
            <text:p>pat_sel_genetic [112, 9, 0.30000000000000004] 0.5s</text:p>
          </table:table-cell>
          <table:table-cell office:value-type="float" office:value="44.474259979267" calcext:value-type="float">
            <text:p>44,474259979267</text:p>
          </table:table-cell>
          <table:table-cell office:value-type="float" office:value="45.116471417004" calcext:value-type="float">
            <text:p>45,116471417004</text:p>
          </table:table-cell>
          <table:table-cell office:value-type="float" office:value="45.4360715327375" calcext:value-type="float">
            <text:p>45,4360715327375</text:p>
          </table:table-cell>
          <table:table-cell office:value-type="float" office:value="45.617763479809" calcext:value-type="float">
            <text:p>45,617763479809</text:p>
          </table:table-cell>
          <table:table-cell office:value-type="float" office:value="45.7664423616866" calcext:value-type="float">
            <text:p>45,7664423616866</text:p>
          </table:table-cell>
          <table:table-cell office:value-type="float" office:value="45.8669085847757" calcext:value-type="float">
            <text:p>45,8669085847757</text:p>
          </table:table-cell>
          <table:table-cell office:value-type="float" office:value="45.9170382143419" calcext:value-type="float">
            <text:p>45,9170382143419</text:p>
          </table:table-cell>
          <table:table-cell office:value-type="float" office:value="318.194955569622" calcext:value-type="float">
            <text:p>318,194955569622</text:p>
          </table:table-cell>
        </table:table-row>
        <table:table-row table:style-name="ro1">
          <table:table-cell office:value-type="string" calcext:value-type="string">
            <text:p>pat_sel_genetic [112, 9, 0.4] 0.5s</text:p>
          </table:table-cell>
          <table:table-cell office:value-type="float" office:value="44.4726751443795" calcext:value-type="float">
            <text:p>44,4726751443795</text:p>
          </table:table-cell>
          <table:table-cell office:value-type="float" office:value="45.1178446182777" calcext:value-type="float">
            <text:p>45,1178446182777</text:p>
          </table:table-cell>
          <table:table-cell office:value-type="float" office:value="45.4015012863272" calcext:value-type="float">
            <text:p>45,4015012863272</text:p>
          </table:table-cell>
          <table:table-cell office:value-type="float" office:value="45.6094499409791" calcext:value-type="float">
            <text:p>45,6094499409791</text:p>
          </table:table-cell>
          <table:table-cell office:value-type="float" office:value="45.7664095704667" calcext:value-type="float">
            <text:p>45,7664095704667</text:p>
          </table:table-cell>
          <table:table-cell office:value-type="float" office:value="45.8184643412649" calcext:value-type="float">
            <text:p>45,8184643412649</text:p>
          </table:table-cell>
          <table:table-cell office:value-type="float" office:value="45.9117314305456" calcext:value-type="float">
            <text:p>45,9117314305456</text:p>
          </table:table-cell>
          <table:table-cell office:value-type="float" office:value="318.098076332241" calcext:value-type="float">
            <text:p>318,098076332241</text:p>
          </table:table-cell>
        </table:table-row>
        <table:table-row table:style-name="ro1">
          <table:table-cell office:value-type="string" calcext:value-type="string">
            <text:p>pat_sel_genetic [125, 8, 0.2] 0.5s</text:p>
          </table:table-cell>
          <table:table-cell office:value-type="float" office:value="44.4910342618725" calcext:value-type="float">
            <text:p>44,4910342618725</text:p>
          </table:table-cell>
          <table:table-cell office:value-type="float" office:value="45.161304205127" calcext:value-type="float">
            <text:p>45,161304205127</text:p>
          </table:table-cell>
          <table:table-cell office:value-type="float" office:value="45.4324399820819" calcext:value-type="float">
            <text:p>45,4324399820819</text:p>
          </table:table-cell>
          <table:table-cell office:value-type="float" office:value="45.6307272241379" calcext:value-type="float">
            <text:p>45,6307272241379</text:p>
          </table:table-cell>
          <table:table-cell office:value-type="float" office:value="45.7514245449955" calcext:value-type="float">
            <text:p>45,7514245449955</text:p>
          </table:table-cell>
          <table:table-cell office:value-type="float" office:value="45.8305035454867" calcext:value-type="float">
            <text:p>45,8305035454867</text:p>
          </table:table-cell>
          <table:table-cell office:value-type="float" office:value="45.913953571893" calcext:value-type="float">
            <text:p>45,913953571893</text:p>
          </table:table-cell>
          <table:table-cell office:value-type="float" office:value="318.211387335594" calcext:value-type="float">
            <text:p>318,211387335594</text:p>
          </table:table-cell>
        </table:table-row>
        <table:table-row table:style-name="ro1">
          <table:table-cell office:value-type="string" calcext:value-type="string">
            <text:p>pat_sel_genetic [125, 8, 0.30000000000000004] 0.5s</text:p>
          </table:table-cell>
          <table:table-cell office:value-type="float" office:value="44.5019170562967" calcext:value-type="float">
            <text:p>44,5019170562967</text:p>
          </table:table-cell>
          <table:table-cell office:value-type="float" office:value="45.1414396930553" calcext:value-type="float">
            <text:p>45,1414396930553</text:p>
          </table:table-cell>
          <table:table-cell office:value-type="float" office:value="45.4228482642414" calcext:value-type="float">
            <text:p>45,4228482642414</text:p>
          </table:table-cell>
          <table:table-cell office:value-type="float" office:value="45.6463677369036" calcext:value-type="float">
            <text:p>45,6463677369036</text:p>
          </table:table-cell>
          <table:table-cell office:value-type="float" office:value="45.7250228035061" calcext:value-type="float">
            <text:p>45,7250228035061</text:p>
          </table:table-cell>
          <table:table-cell office:value-type="float" office:value="45.8366965774856" calcext:value-type="float">
            <text:p>45,8366965774856</text:p>
          </table:table-cell>
          <table:table-cell office:value-type="float" office:value="45.885711341941" calcext:value-type="float">
            <text:p>45,885711341941</text:p>
          </table:table-cell>
          <table:table-cell office:value-type="float" office:value="318.16000347343" calcext:value-type="float">
            <text:p>318,16000347343</text:p>
          </table:table-cell>
        </table:table-row>
        <table:table-row table:style-name="ro1">
          <table:table-cell office:value-type="string" calcext:value-type="string">
            <text:p>pat_sel_genetic [125, 8, 0.4] 0.5s</text:p>
          </table:table-cell>
          <table:table-cell office:value-type="float" office:value="44.5017296968902" calcext:value-type="float">
            <text:p>44,5017296968902</text:p>
          </table:table-cell>
          <table:table-cell office:value-type="float" office:value="45.1403296036361" calcext:value-type="float">
            <text:p>45,1403296036361</text:p>
          </table:table-cell>
          <table:table-cell office:value-type="float" office:value="45.405960723963" calcext:value-type="float">
            <text:p>45,405960723963</text:p>
          </table:table-cell>
          <table:table-cell office:value-type="float" office:value="45.591476037294" calcext:value-type="float">
            <text:p>45,591476037294</text:p>
          </table:table-cell>
          <table:table-cell office:value-type="float" office:value="45.7288836142249" calcext:value-type="float">
            <text:p>45,7288836142249</text:p>
          </table:table-cell>
          <table:table-cell office:value-type="float" office:value="45.8263987908083" calcext:value-type="float">
            <text:p>45,8263987908083</text:p>
          </table:table-cell>
          <table:table-cell office:value-type="float" office:value="45.8695216057414" calcext:value-type="float">
            <text:p>45,8695216057414</text:p>
          </table:table-cell>
          <table:table-cell office:value-type="float" office:value="318.064300072558" calcext:value-type="float">
            <text:p>318,064300072558</text:p>
          </table:table-cell>
        </table:table-row>
        <table:table-row table:style-name="ro1">
          <table:table-cell office:value-type="string" calcext:value-type="string">
            <text:p>pat_sel_genetic [126, 8, 0.2] 0.4s</text:p>
          </table:table-cell>
          <table:table-cell office:value-type="float" office:value="44.4921761820495" calcext:value-type="float">
            <text:p>44,4921761820495</text:p>
          </table:table-cell>
          <table:table-cell office:value-type="float" office:value="45.1393213056086" calcext:value-type="float">
            <text:p>45,1393213056086</text:p>
          </table:table-cell>
          <table:table-cell office:value-type="float" office:value="45.4260235715764" calcext:value-type="float">
            <text:p>45,4260235715764</text:p>
          </table:table-cell>
          <table:table-cell office:value-type="float" office:value="45.6358098241744" calcext:value-type="float">
            <text:p>45,6358098241744</text:p>
          </table:table-cell>
          <table:table-cell office:value-type="float" office:value="45.744660805934" calcext:value-type="float">
            <text:p>45,744660805934</text:p>
          </table:table-cell>
          <table:table-cell office:value-type="float" office:value="45.8339670540757" calcext:value-type="float">
            <text:p>45,8339670540757</text:p>
          </table:table-cell>
          <table:table-cell office:value-type="float" office:value="45.8775519808805" calcext:value-type="float">
            <text:p>45,8775519808805</text:p>
          </table:table-cell>
          <table:table-cell office:value-type="float" office:value="318.149510724299" calcext:value-type="float">
            <text:p>318,149510724299</text:p>
          </table:table-cell>
        </table:table-row>
        <table:table-row table:style-name="ro1">
          <table:table-cell office:value-type="string" calcext:value-type="string">
            <text:p>pat_sel_genetic [126, 8, 0.30000000000000004] 0.5s</text:p>
          </table:table-cell>
          <table:table-cell office:value-type="float" office:value="44.4825645000443" calcext:value-type="float">
            <text:p>44,4825645000443</text:p>
          </table:table-cell>
          <table:table-cell office:value-type="float" office:value="45.1580584032962" calcext:value-type="float">
            <text:p>45,1580584032962</text:p>
          </table:table-cell>
          <table:table-cell office:value-type="float" office:value="45.4302658770644" calcext:value-type="float">
            <text:p>45,4302658770644</text:p>
          </table:table-cell>
          <table:table-cell office:value-type="float" office:value="45.60167101882" calcext:value-type="float">
            <text:p>45,60167101882</text:p>
          </table:table-cell>
          <table:table-cell office:value-type="float" office:value="45.7710434806625" calcext:value-type="float">
            <text:p>45,7710434806625</text:p>
          </table:table-cell>
          <table:table-cell office:value-type="float" office:value="45.8131453159959" calcext:value-type="float">
            <text:p>45,8131453159959</text:p>
          </table:table-cell>
          <table:table-cell office:value-type="float" office:value="45.9163932590888" calcext:value-type="float">
            <text:p>45,9163932590888</text:p>
          </table:table-cell>
          <table:table-cell office:value-type="float" office:value="318.173141854972" calcext:value-type="float">
            <text:p>318,173141854972</text:p>
          </table:table-cell>
        </table:table-row>
        <table:table-row table:style-name="ro1">
          <table:table-cell office:value-type="string" calcext:value-type="string">
            <text:p>pat_sel_genetic [126, 8, 0.4] 0.5s</text:p>
          </table:table-cell>
          <table:table-cell office:value-type="float" office:value="44.470395839673" calcext:value-type="float">
            <text:p>44,470395839673</text:p>
          </table:table-cell>
          <table:table-cell office:value-type="float" office:value="45.1106619462698" calcext:value-type="float">
            <text:p>45,1106619462698</text:p>
          </table:table-cell>
          <table:table-cell office:value-type="float" office:value="45.4146647680313" calcext:value-type="float">
            <text:p>45,4146647680313</text:p>
          </table:table-cell>
          <table:table-cell office:value-type="float" office:value="45.5771144841354" calcext:value-type="float">
            <text:p>45,5771144841354</text:p>
          </table:table-cell>
          <table:table-cell office:value-type="float" office:value="45.7252456121829" calcext:value-type="float">
            <text:p>45,7252456121829</text:p>
          </table:table-cell>
          <table:table-cell office:value-type="float" office:value="45.8274002896525" calcext:value-type="float">
            <text:p>45,8274002896525</text:p>
          </table:table-cell>
          <table:table-cell office:value-type="float" office:value="45.8907415958328" calcext:value-type="float">
            <text:p>45,8907415958328</text:p>
          </table:table-cell>
          <table:table-cell office:value-type="float" office:value="318.016224535778" calcext:value-type="float">
            <text:p>318,016224535778</text:p>
          </table:table-cell>
        </table:table-row>
        <table:table-row table:style-name="ro1">
          <table:table-cell office:value-type="string" calcext:value-type="string">
            <text:p>pat_sel_genetic [143, 7, 0.2] 0.5s</text:p>
          </table:table-cell>
          <table:table-cell office:value-type="float" office:value="44.5062172753219" calcext:value-type="float">
            <text:p>44,5062172753219</text:p>
          </table:table-cell>
          <table:table-cell office:value-type="float" office:value="45.1602275402448" calcext:value-type="float">
            <text:p>45,1602275402448</text:p>
          </table:table-cell>
          <table:table-cell office:value-type="float" office:value="45.4143176501521" calcext:value-type="float">
            <text:p>45,4143176501521</text:p>
          </table:table-cell>
          <table:table-cell office:value-type="float" office:value="45.618373046374" calcext:value-type="float">
            <text:p>45,618373046374</text:p>
          </table:table-cell>
          <table:table-cell office:value-type="float" office:value="45.7413667876289" calcext:value-type="float">
            <text:p>45,7413667876289</text:p>
          </table:table-cell>
          <table:table-cell office:value-type="float" office:value="45.8078655357939" calcext:value-type="float">
            <text:p>45,8078655357939</text:p>
          </table:table-cell>
          <table:table-cell office:value-type="float" office:value="45.8843926130786" calcext:value-type="float">
            <text:p>45,8843926130786</text:p>
          </table:table-cell>
          <table:table-cell office:value-type="float" office:value="318.132760448594" calcext:value-type="float">
            <text:p>318,132760448594</text:p>
          </table:table-cell>
        </table:table-row>
        <table:table-row table:style-name="ro1">
          <table:table-cell office:value-type="string" calcext:value-type="string">
            <text:p>pat_sel_genetic [143, 7, 0.30000000000000004] 0.5s</text:p>
          </table:table-cell>
          <table:table-cell office:value-type="float" office:value="44.4854130011786" calcext:value-type="float">
            <text:p>44,4854130011786</text:p>
          </table:table-cell>
          <table:table-cell office:value-type="float" office:value="45.1409459461907" calcext:value-type="float">
            <text:p>45,1409459461907</text:p>
          </table:table-cell>
          <table:table-cell office:value-type="float" office:value="45.4080544312466" calcext:value-type="float">
            <text:p>45,4080544312466</text:p>
          </table:table-cell>
          <table:table-cell office:value-type="float" office:value="45.6022197058818" calcext:value-type="float">
            <text:p>45,6022197058818</text:p>
          </table:table-cell>
          <table:table-cell office:value-type="float" office:value="45.6980848948488" calcext:value-type="float">
            <text:p>45,6980848948488</text:p>
          </table:table-cell>
          <table:table-cell office:value-type="float" office:value="45.8110194564428" calcext:value-type="float">
            <text:p>45,8110194564428</text:p>
          </table:table-cell>
          <table:table-cell office:value-type="float" office:value="45.8812625844182" calcext:value-type="float">
            <text:p>45,8812625844182</text:p>
          </table:table-cell>
          <table:table-cell office:value-type="float" office:value="318.027000020207" calcext:value-type="float">
            <text:p>318,027000020207</text:p>
          </table:table-cell>
        </table:table-row>
        <table:table-row table:style-name="ro1">
          <table:table-cell office:value-type="string" calcext:value-type="string">
            <text:p>pat_sel_genetic [143, 7, 0.4] 0.5s</text:p>
          </table:table-cell>
          <table:table-cell office:value-type="float" office:value="44.5003324083078" calcext:value-type="float">
            <text:p>44,5003324083078</text:p>
          </table:table-cell>
          <table:table-cell office:value-type="float" office:value="45.1110166096981" calcext:value-type="float">
            <text:p>45,1110166096981</text:p>
          </table:table-cell>
          <table:table-cell office:value-type="float" office:value="45.4038094793446" calcext:value-type="float">
            <text:p>45,4038094793446</text:p>
          </table:table-cell>
          <table:table-cell office:value-type="float" office:value="45.5836127651349" calcext:value-type="float">
            <text:p>45,5836127651349</text:p>
          </table:table-cell>
          <table:table-cell office:value-type="float" office:value="45.7140067815888" calcext:value-type="float">
            <text:p>45,7140067815888</text:p>
          </table:table-cell>
          <table:table-cell office:value-type="float" office:value="45.8240981931037" calcext:value-type="float">
            <text:p>45,8240981931037</text:p>
          </table:table-cell>
          <table:table-cell office:value-type="float" office:value="45.8741843436107" calcext:value-type="float">
            <text:p>45,8741843436107</text:p>
          </table:table-cell>
          <table:table-cell office:value-type="float" office:value="318.011060580788" calcext:value-type="float">
            <text:p>318,011060580788</text:p>
          </table:table-cell>
        </table:table-row>
        <table:table-row table:style-name="ro1">
          <table:table-cell office:value-type="string" calcext:value-type="string">
            <text:p>pat_sel_genetic [144, 7, 0.2] 0.5s</text:p>
          </table:table-cell>
          <table:table-cell office:value-type="float" office:value="44.4956957586402" calcext:value-type="float">
            <text:p>44,4956957586402</text:p>
          </table:table-cell>
          <table:table-cell office:value-type="float" office:value="45.1309862753554" calcext:value-type="float">
            <text:p>45,1309862753554</text:p>
          </table:table-cell>
          <table:table-cell office:value-type="float" office:value="45.4274563851311" calcext:value-type="float">
            <text:p>45,4274563851311</text:p>
          </table:table-cell>
          <table:table-cell office:value-type="float" office:value="45.6165386401919" calcext:value-type="float">
            <text:p>45,6165386401919</text:p>
          </table:table-cell>
          <table:table-cell office:value-type="float" office:value="45.7615840938398" calcext:value-type="float">
            <text:p>45,7615840938398</text:p>
          </table:table-cell>
          <table:table-cell office:value-type="float" office:value="45.8183142327508" calcext:value-type="float">
            <text:p>45,8183142327508</text:p>
          </table:table-cell>
          <table:table-cell office:value-type="float" office:value="45.8613941916192" calcext:value-type="float">
            <text:p>45,8613941916192</text:p>
          </table:table-cell>
          <table:table-cell office:value-type="float" office:value="318.111969577528" calcext:value-type="float">
            <text:p>318,111969577528</text:p>
          </table:table-cell>
        </table:table-row>
        <table:table-row table:style-name="ro1">
          <table:table-cell office:value-type="string" calcext:value-type="string">
            <text:p>pat_sel_genetic [144, 7, 0.30000000000000004] 0.5s</text:p>
          </table:table-cell>
          <table:table-cell office:value-type="float" office:value="44.504942138002" calcext:value-type="float">
            <text:p>44,504942138002</text:p>
          </table:table-cell>
          <table:table-cell office:value-type="float" office:value="45.1363150688913" calcext:value-type="float">
            <text:p>45,1363150688913</text:p>
          </table:table-cell>
          <table:table-cell office:value-type="float" office:value="45.3805159254233" calcext:value-type="float">
            <text:p>45,3805159254233</text:p>
          </table:table-cell>
          <table:table-cell office:value-type="float" office:value="45.5970726980318" calcext:value-type="float">
            <text:p>45,5970726980318</text:p>
          </table:table-cell>
          <table:table-cell office:value-type="float" office:value="45.6962753081982" calcext:value-type="float">
            <text:p>45,6962753081982</text:p>
          </table:table-cell>
          <table:table-cell office:value-type="float" office:value="45.8186531761602" calcext:value-type="float">
            <text:p>45,8186531761602</text:p>
          </table:table-cell>
          <table:table-cell office:value-type="float" office:value="45.8826423032673" calcext:value-type="float">
            <text:p>45,8826423032673</text:p>
          </table:table-cell>
          <table:table-cell office:value-type="float" office:value="318.016416617974" calcext:value-type="float">
            <text:p>318,016416617974</text:p>
          </table:table-cell>
        </table:table-row>
        <table:table-row table:style-name="ro1">
          <table:table-cell office:value-type="string" calcext:value-type="string">
            <text:p>pat_sel_genetic [144, 7, 0.4] 0.5s</text:p>
          </table:table-cell>
          <table:table-cell office:value-type="float" office:value="44.5009064461016" calcext:value-type="float">
            <text:p>44,5009064461016</text:p>
          </table:table-cell>
          <table:table-cell office:value-type="float" office:value="45.1358900355078" calcext:value-type="float">
            <text:p>45,1358900355078</text:p>
          </table:table-cell>
          <table:table-cell office:value-type="float" office:value="45.4081520673985" calcext:value-type="float">
            <text:p>45,4081520673985</text:p>
          </table:table-cell>
          <table:table-cell office:value-type="float" office:value="45.6130970181844" calcext:value-type="float">
            <text:p>45,6130970181844</text:p>
          </table:table-cell>
          <table:table-cell office:value-type="float" office:value="45.7086553279568" calcext:value-type="float">
            <text:p>45,7086553279568</text:p>
          </table:table-cell>
          <table:table-cell office:value-type="float" office:value="45.8128535557702" calcext:value-type="float">
            <text:p>45,8128535557702</text:p>
          </table:table-cell>
          <table:table-cell office:value-type="float" office:value="45.8532603677422" calcext:value-type="float">
            <text:p>45,8532603677422</text:p>
          </table:table-cell>
          <table:table-cell office:value-type="float" office:value="318.032814818662" calcext:value-type="float">
            <text:p>318,032814818662</text:p>
          </table:table-cell>
        </table:table-row>
        <table:table-row table:style-name="ro1">
          <table:table-cell office:value-type="string" calcext:value-type="string">
            <text:p>pat_sel_genetic [167, 6, 0.2] 0.5s</text:p>
          </table:table-cell>
          <table:table-cell office:value-type="float" office:value="44.505313689158" calcext:value-type="float">
            <text:p>44,505313689158</text:p>
          </table:table-cell>
          <table:table-cell office:value-type="float" office:value="45.1279619304172" calcext:value-type="float">
            <text:p>45,1279619304172</text:p>
          </table:table-cell>
          <table:table-cell office:value-type="float" office:value="45.4338758461316" calcext:value-type="float">
            <text:p>45,4338758461316</text:p>
          </table:table-cell>
          <table:table-cell office:value-type="float" office:value="45.6050274157561" calcext:value-type="float">
            <text:p>45,6050274157561</text:p>
          </table:table-cell>
          <table:table-cell office:value-type="float" office:value="45.7142825875279" calcext:value-type="float">
            <text:p>45,7142825875279</text:p>
          </table:table-cell>
          <table:table-cell office:value-type="float" office:value="45.8186442722118" calcext:value-type="float">
            <text:p>45,8186442722118</text:p>
          </table:table-cell>
          <table:table-cell office:value-type="float" office:value="45.8395388978922" calcext:value-type="float">
            <text:p>45,8395388978922</text:p>
          </table:table-cell>
          <table:table-cell office:value-type="float" office:value="318.044644639095" calcext:value-type="float">
            <text:p>318,044644639095</text:p>
          </table:table-cell>
        </table:table-row>
        <table:table-row table:style-name="ro1">
          <table:table-cell office:value-type="string" calcext:value-type="string">
            <text:p>pat_sel_genetic [167, 6, 0.30000000000000004] 0.5s</text:p>
          </table:table-cell>
          <table:table-cell office:value-type="float" office:value="44.4769859635284" calcext:value-type="float">
            <text:p>44,4769859635284</text:p>
          </table:table-cell>
          <table:table-cell office:value-type="float" office:value="45.1129362081241" calcext:value-type="float">
            <text:p>45,1129362081241</text:p>
          </table:table-cell>
          <table:table-cell office:value-type="float" office:value="45.409711445696" calcext:value-type="float">
            <text:p>45,409711445696</text:p>
          </table:table-cell>
          <table:table-cell office:value-type="float" office:value="45.5541411640309" calcext:value-type="float">
            <text:p>45,5541411640309</text:p>
          </table:table-cell>
          <table:table-cell office:value-type="float" office:value="45.6880347906211" calcext:value-type="float">
            <text:p>45,6880347906211</text:p>
          </table:table-cell>
          <table:table-cell office:value-type="float" office:value="45.7922587393882" calcext:value-type="float">
            <text:p>45,7922587393882</text:p>
          </table:table-cell>
          <table:table-cell office:value-type="float" office:value="45.8443138242988" calcext:value-type="float">
            <text:p>45,8443138242988</text:p>
          </table:table-cell>
          <table:table-cell office:value-type="float" office:value="317.878382135687" calcext:value-type="float">
            <text:p>317,878382135687</text:p>
          </table:table-cell>
        </table:table-row>
        <table:table-row table:style-name="ro1">
          <table:table-cell office:value-type="string" calcext:value-type="string">
            <text:p>pat_sel_genetic [167, 6, 0.4] 0.5s</text:p>
          </table:table-cell>
          <table:table-cell office:value-type="float" office:value="44.4922161222132" calcext:value-type="float">
            <text:p>44,4922161222132</text:p>
          </table:table-cell>
          <table:table-cell office:value-type="float" office:value="45.0665324125816" calcext:value-type="float">
            <text:p>45,0665324125816</text:p>
          </table:table-cell>
          <table:table-cell office:value-type="float" office:value="45.3884037306043" calcext:value-type="float">
            <text:p>45,3884037306043</text:p>
          </table:table-cell>
          <table:table-cell office:value-type="float" office:value="45.5571054272523" calcext:value-type="float">
            <text:p>45,5571054272523</text:p>
          </table:table-cell>
          <table:table-cell office:value-type="float" office:value="45.6994899606823" calcext:value-type="float">
            <text:p>45,6994899606823</text:p>
          </table:table-cell>
          <table:table-cell office:value-type="float" office:value="45.7761225101792" calcext:value-type="float">
            <text:p>45,7761225101792</text:p>
          </table:table-cell>
          <table:table-cell office:value-type="float" office:value="45.8265031328106" calcext:value-type="float">
            <text:p>45,8265031328106</text:p>
          </table:table-cell>
          <table:table-cell office:value-type="float" office:value="317.806373296324" calcext:value-type="float">
            <text:p>317,806373296324</text:p>
          </table:table-cell>
        </table:table-row>
        <table:table-row table:style-name="ro1">
          <table:table-cell office:value-type="string" calcext:value-type="string">
            <text:p>pat_sel_genetic [168, 6, 0.2] 0.5s</text:p>
          </table:table-cell>
          <table:table-cell office:value-type="float" office:value="44.4917715696103" calcext:value-type="float">
            <text:p>44,4917715696103</text:p>
          </table:table-cell>
          <table:table-cell office:value-type="float" office:value="45.1581959846973" calcext:value-type="float">
            <text:p>45,1581959846973</text:p>
          </table:table-cell>
          <table:table-cell office:value-type="float" office:value="45.412007818604" calcext:value-type="float">
            <text:p>45,412007818604</text:p>
          </table:table-cell>
          <table:table-cell office:value-type="float" office:value="45.5865286957715" calcext:value-type="float">
            <text:p>45,5865286957715</text:p>
          </table:table-cell>
          <table:table-cell office:value-type="float" office:value="45.6920434867458" calcext:value-type="float">
            <text:p>45,6920434867458</text:p>
          </table:table-cell>
          <table:table-cell office:value-type="float" office:value="45.7796528606774" calcext:value-type="float">
            <text:p>45,7796528606774</text:p>
          </table:table-cell>
          <table:table-cell office:value-type="float" office:value="45.868612380565" calcext:value-type="float">
            <text:p>45,868612380565</text:p>
          </table:table-cell>
          <table:table-cell office:value-type="float" office:value="317.988812796671" calcext:value-type="float">
            <text:p>317,988812796671</text:p>
          </table:table-cell>
        </table:table-row>
        <table:table-row table:style-name="ro1">
          <table:table-cell office:value-type="string" calcext:value-type="string">
            <text:p>pat_sel_genetic [168, 6, 0.30000000000000004] 0.5s</text:p>
          </table:table-cell>
          <table:table-cell office:value-type="float" office:value="44.4873034342664" calcext:value-type="float">
            <text:p>44,4873034342664</text:p>
          </table:table-cell>
          <table:table-cell office:value-type="float" office:value="45.1525217489112" calcext:value-type="float">
            <text:p>45,1525217489112</text:p>
          </table:table-cell>
          <table:table-cell office:value-type="float" office:value="45.377698906349" calcext:value-type="float">
            <text:p>45,377698906349</text:p>
          </table:table-cell>
          <table:table-cell office:value-type="float" office:value="45.5570344305808" calcext:value-type="float">
            <text:p>45,5570344305808</text:p>
          </table:table-cell>
          <table:table-cell office:value-type="float" office:value="45.7117775117957" calcext:value-type="float">
            <text:p>45,7117775117957</text:p>
          </table:table-cell>
          <table:table-cell office:value-type="float" office:value="45.7720639172739" calcext:value-type="float">
            <text:p>45,7720639172739</text:p>
          </table:table-cell>
          <table:table-cell office:value-type="float" office:value="45.8503274645819" calcext:value-type="float">
            <text:p>45,8503274645819</text:p>
          </table:table-cell>
          <table:table-cell office:value-type="float" office:value="317.908727413759" calcext:value-type="float">
            <text:p>317,908727413759</text:p>
          </table:table-cell>
        </table:table-row>
        <table:table-row table:style-name="ro1">
          <table:table-cell office:value-type="string" calcext:value-type="string">
            <text:p>pat_sel_genetic [168, 6, 0.4] 0.5s</text:p>
          </table:table-cell>
          <table:table-cell office:value-type="float" office:value="44.5066633369608" calcext:value-type="float">
            <text:p>44,5066633369608</text:p>
          </table:table-cell>
          <table:table-cell office:value-type="float" office:value="45.1328263960124" calcext:value-type="float">
            <text:p>45,1328263960124</text:p>
          </table:table-cell>
          <table:table-cell office:value-type="float" office:value="45.3379271448278" calcext:value-type="float">
            <text:p>45,3379271448278</text:p>
          </table:table-cell>
          <table:table-cell office:value-type="float" office:value="45.5661467573245" calcext:value-type="float">
            <text:p>45,5661467573245</text:p>
          </table:table-cell>
          <table:table-cell office:value-type="float" office:value="45.7052240150766" calcext:value-type="float">
            <text:p>45,7052240150766</text:p>
          </table:table-cell>
          <table:table-cell office:value-type="float" office:value="45.7946750337821" calcext:value-type="float">
            <text:p>45,7946750337821</text:p>
          </table:table-cell>
          <table:table-cell office:value-type="float" office:value="45.8553480149666" calcext:value-type="float">
            <text:p>45,8553480149666</text:p>
          </table:table-cell>
          <table:table-cell office:value-type="float" office:value="317.898810698951" calcext:value-type="float">
            <text:p>317,898810698951</text:p>
          </table:table-cell>
        </table:table-row>
        <table:table-row table:style-name="ro1">
          <table:table-cell office:value-type="string" calcext:value-type="string">
            <text:p>pat_sel_genetic [200, 5, 0.2] 0.5s</text:p>
          </table:table-cell>
          <table:table-cell office:value-type="float" office:value="44.5188138059199" calcext:value-type="float">
            <text:p>44,5188138059199</text:p>
          </table:table-cell>
          <table:table-cell office:value-type="float" office:value="45.0525607333681" calcext:value-type="float">
            <text:p>45,0525607333681</text:p>
          </table:table-cell>
          <table:table-cell office:value-type="float" office:value="45.3893408461668" calcext:value-type="float">
            <text:p>45,3893408461668</text:p>
          </table:table-cell>
          <table:table-cell office:value-type="float" office:value="45.5931011582281" calcext:value-type="float">
            <text:p>45,5931011582281</text:p>
          </table:table-cell>
          <table:table-cell office:value-type="float" office:value="45.7135056900096" calcext:value-type="float">
            <text:p>45,7135056900096</text:p>
          </table:table-cell>
          <table:table-cell office:value-type="float" office:value="45.7560482973733" calcext:value-type="float">
            <text:p>45,7560482973733</text:p>
          </table:table-cell>
          <table:table-cell office:value-type="float" office:value="45.8548839930604" calcext:value-type="float">
            <text:p>45,8548839930604</text:p>
          </table:table-cell>
          <table:table-cell office:value-type="float" office:value="317.878254524126" calcext:value-type="float">
            <text:p>317,878254524126</text:p>
          </table:table-cell>
        </table:table-row>
        <table:table-row table:style-name="ro1">
          <table:table-cell office:value-type="string" calcext:value-type="string">
            <text:p>pat_sel_genetic [200, 5, 0.30000000000000004] 0.5s</text:p>
          </table:table-cell>
          <table:table-cell office:value-type="float" office:value="44.495291744206" calcext:value-type="float">
            <text:p>44,495291744206</text:p>
          </table:table-cell>
          <table:table-cell office:value-type="float" office:value="45.0945763400264" calcext:value-type="float">
            <text:p>45,0945763400264</text:p>
          </table:table-cell>
          <table:table-cell office:value-type="float" office:value="45.3813920346988" calcext:value-type="float">
            <text:p>45,3813920346988</text:p>
          </table:table-cell>
          <table:table-cell office:value-type="float" office:value="45.5445913108184" calcext:value-type="float">
            <text:p>45,5445913108184</text:p>
          </table:table-cell>
          <table:table-cell office:value-type="float" office:value="45.6806345915688" calcext:value-type="float">
            <text:p>45,6806345915688</text:p>
          </table:table-cell>
          <table:table-cell office:value-type="float" office:value="45.7720993108868" calcext:value-type="float">
            <text:p>45,7720993108868</text:p>
          </table:table-cell>
          <table:table-cell office:value-type="float" office:value="45.8393619047656" calcext:value-type="float">
            <text:p>45,8393619047656</text:p>
          </table:table-cell>
          <table:table-cell office:value-type="float" office:value="317.807947236971" calcext:value-type="float">
            <text:p>317,807947236971</text:p>
          </table:table-cell>
        </table:table-row>
        <table:table-row table:style-name="ro1">
          <table:table-cell office:value-type="string" calcext:value-type="string">
            <text:p>pat_sel_genetic [200, 5, 0.4] 0.5s</text:p>
          </table:table-cell>
          <table:table-cell office:value-type="float" office:value="44.4962908915149" calcext:value-type="float">
            <text:p>44,4962908915149</text:p>
          </table:table-cell>
          <table:table-cell office:value-type="float" office:value="45.1222718550909" calcext:value-type="float">
            <text:p>45,1222718550909</text:p>
          </table:table-cell>
          <table:table-cell office:value-type="float" office:value="45.3208565871261" calcext:value-type="float">
            <text:p>45,3208565871261</text:p>
          </table:table-cell>
          <table:table-cell office:value-type="float" office:value="45.5477980999449" calcext:value-type="float">
            <text:p>45,5477980999449</text:p>
          </table:table-cell>
          <table:table-cell office:value-type="float" office:value="45.6593776300625" calcext:value-type="float">
            <text:p>45,6593776300625</text:p>
          </table:table-cell>
          <table:table-cell office:value-type="float" office:value="45.7462766431956" calcext:value-type="float">
            <text:p>45,7462766431956</text:p>
          </table:table-cell>
          <table:table-cell office:value-type="float" office:value="45.8535548701904" calcext:value-type="float">
            <text:p>45,8535548701904</text:p>
          </table:table-cell>
          <table:table-cell office:value-type="float" office:value="317.746426577125" calcext:value-type="float">
            <text:p>317,746426577125</text:p>
          </table:table-cell>
        </table:table-row>
        <table:table-row table:style-name="ro1">
          <table:table-cell office:value-type="string" calcext:value-type="string">
            <text:p>pat_sel_genetic [201, 5, 0.2] 0.5s</text:p>
          </table:table-cell>
          <table:table-cell office:value-type="float" office:value="44.5081200087947" calcext:value-type="float">
            <text:p>44,5081200087947</text:p>
          </table:table-cell>
          <table:table-cell office:value-type="float" office:value="45.1371980276042" calcext:value-type="float">
            <text:p>45,1371980276042</text:p>
          </table:table-cell>
          <table:table-cell office:value-type="float" office:value="45.3582185849494" calcext:value-type="float">
            <text:p>45,3582185849494</text:p>
          </table:table-cell>
          <table:table-cell office:value-type="float" office:value="45.5782008797821" calcext:value-type="float">
            <text:p>45,5782008797821</text:p>
          </table:table-cell>
          <table:table-cell office:value-type="float" office:value="45.6774236868959" calcext:value-type="float">
            <text:p>45,6774236868959</text:p>
          </table:table-cell>
          <table:table-cell office:value-type="float" office:value="45.7443306106394" calcext:value-type="float">
            <text:p>45,7443306106394</text:p>
          </table:table-cell>
          <table:table-cell office:value-type="float" office:value="45.8477511613294" calcext:value-type="float">
            <text:p>45,8477511613294</text:p>
          </table:table-cell>
          <table:table-cell office:value-type="float" office:value="317.851242959995" calcext:value-type="float">
            <text:p>317,851242959995</text:p>
          </table:table-cell>
        </table:table-row>
        <table:table-row table:style-name="ro1">
          <table:table-cell office:value-type="string" calcext:value-type="string">
            <text:p>pat_sel_genetic [201, 5, 0.30000000000000004] 0.5s</text:p>
          </table:table-cell>
          <table:table-cell office:value-type="float" office:value="44.5023494997401" calcext:value-type="float">
            <text:p>44,5023494997401</text:p>
          </table:table-cell>
          <table:table-cell office:value-type="float" office:value="45.1239099220242" calcext:value-type="float">
            <text:p>45,1239099220242</text:p>
          </table:table-cell>
          <table:table-cell office:value-type="float" office:value="45.3844095511106" calcext:value-type="float">
            <text:p>45,3844095511106</text:p>
          </table:table-cell>
          <table:table-cell office:value-type="float" office:value="45.5804173013821" calcext:value-type="float">
            <text:p>45,5804173013821</text:p>
          </table:table-cell>
          <table:table-cell office:value-type="float" office:value="45.673487584649" calcext:value-type="float">
            <text:p>45,673487584649</text:p>
          </table:table-cell>
          <table:table-cell office:value-type="float" office:value="45.7586966064055" calcext:value-type="float">
            <text:p>45,7586966064055</text:p>
          </table:table-cell>
          <table:table-cell office:value-type="float" office:value="45.8171411561848" calcext:value-type="float">
            <text:p>45,8171411561848</text:p>
          </table:table-cell>
          <table:table-cell office:value-type="float" office:value="317.840411621496" calcext:value-type="float">
            <text:p>317,840411621496</text:p>
          </table:table-cell>
        </table:table-row>
        <table:table-row table:style-name="ro1">
          <table:table-cell office:value-type="string" calcext:value-type="string">
            <text:p>pat_sel_genetic [201, 5, 0.4] 0.5s</text:p>
          </table:table-cell>
          <table:table-cell office:value-type="float" office:value="44.501864854814" calcext:value-type="float">
            <text:p>44,501864854814</text:p>
          </table:table-cell>
          <table:table-cell office:value-type="float" office:value="45.0961872429505" calcext:value-type="float">
            <text:p>45,0961872429505</text:p>
          </table:table-cell>
          <table:table-cell office:value-type="float" office:value="45.3563863148846" calcext:value-type="float">
            <text:p>45,3563863148846</text:p>
          </table:table-cell>
          <table:table-cell office:value-type="float" office:value="45.5235058837465" calcext:value-type="float">
            <text:p>45,5235058837465</text:p>
          </table:table-cell>
          <table:table-cell office:value-type="float" office:value="45.6421967881136" calcext:value-type="float">
            <text:p>45,6421967881136</text:p>
          </table:table-cell>
          <table:table-cell office:value-type="float" office:value="45.7545990725213" calcext:value-type="float">
            <text:p>45,7545990725213</text:p>
          </table:table-cell>
          <table:table-cell office:value-type="float" office:value="45.8193850246027" calcext:value-type="float">
            <text:p>45,8193850246027</text:p>
          </table:table-cell>
          <table:table-cell office:value-type="float" office:value="317.694125181633" calcext:value-type="float">
            <text:p>317,694125181633</text:p>
          </table:table-cell>
        </table:table-row>
      </table:table>
      <table:named-expressions/>
      <table:database-ranges>
        <table:database-range table:name="__Anonymous_Sheet_DB__0" table:target-range-address="genetic_badanie.A1:genetic_badanie.I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7-24T00:13:36.125000000</dc:date>
    <meta:editing-duration>PT1M59S</meta:editing-duration>
    <meta:editing-cycles>2</meta:editing-cycles>
    <meta:generator>LibreOffice/24.8.3.2$Windows_X86_64 LibreOffice_project/48a6bac9e7e268aeb4c3483fcf825c94556d9f92</meta:generator>
    <meta:document-statistic meta:table-count="1" meta:cell-count="1138" meta:object-count="0"/>
  </office:meta>
</office:document-meta>
</file>